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 style:data-style-name="N99">
      <style:table-cell-properties fo:background-color="#ff4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Menlo-Regular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none" style:country-asian="none" style:font-style-asian="normal" style:font-weight-asian="normal" style:font-name-complex="Menlo-Regular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Menlo-Regular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none" style:country-asian="none" style:font-style-asian="normal" style:font-weight-asian="normal" style:font-name-complex="Menlo-Regular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1d41a"/>
      <style:text-properties style:use-window-font-color="true" style:text-outline="false" style:text-line-through-style="none" style:text-line-through-type="none" style:font-name="Menlo-Regular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none" style:country-asian="none" style:font-style-asian="normal" style:font-weight-asian="normal" style:font-name-complex="Menlo-Regular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99">
      <style:table-cell-properties fo:background-color="#ff0000"/>
    </style:style>
    <style:style style:name="ce14" style:family="table-cell" style:parent-style-name="Default">
      <style:table-cell-properties fo:background-color="#ffbf00"/>
      <style:text-properties fo:color="#c9211e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81d41a"/>
      <style:text-properties fo:color="#c9211e"/>
    </style:style>
    <style:style style:name="ce17" style:family="table-cell" style:parent-style-name="Default">
      <style:table-cell-properties fo:background-color="#ffbf00"/>
    </style:style>
    <style:style style:name="ce18" style:family="table-cell" style:parent-style-name="Default">
      <style:table-cell-properties fo:background-color="#ff4000"/>
      <style:text-properties style:use-window-font-color="true" style:text-outline="false" style:text-line-through-style="none" style:text-line-through-type="none" style:font-name="Menlo-Regular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none" style:country-asian="none" style:font-style-asian="normal" style:font-weight-asian="normal" style:font-name-complex="Menlo-Regular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Вывод программы</text:p>
          </table:table-cell>
          <table:table-cell table:style-name="ce2"/>
          <table:table-cell table:style-name="Default" office:value-type="string" calcext:value-type="string">
            <text:p>X</text:p>
          </table:table-cell>
        </table:table-row>
        <table:table-row table:style-name="ro1">
          <table:table-cell table:number-columns-repeated="2" office:value-type="float" office:value="354172416" calcext:value-type="float">
            <text:p>354172416</text:p>
          </table:table-cell>
          <table:table-cell table:formula="of:=[.A2]=[.B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46279029" calcext:value-type="float">
            <text:p>246279029</text:p>
          </table:table-cell>
          <table:table-cell table:formula="of:=[.A3]=[.B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7573687" calcext:value-type="float">
            <text:p>57573687</text:p>
          </table:table-cell>
          <table:table-cell table:formula="of:=[.A4]=[.B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5]=[.B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02553978" calcext:value-type="float">
            <text:p>102553978</text:p>
          </table:table-cell>
          <table:table-cell table:formula="of:=[.A6]=[.B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29858619" calcext:value-type="float">
            <text:p>529858619</text:p>
          </table:table-cell>
          <table:table-cell table:formula="of:=[.A7]=[.B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84875175" calcext:value-type="float">
            <text:p>284875175</text:p>
          </table:table-cell>
          <table:table-cell table:formula="of:=[.A8]=[.B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09465085" calcext:value-type="float">
            <text:p>509465085</text:p>
          </table:table-cell>
          <table:table-cell table:formula="of:=[.A9]=[.B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84003774" calcext:value-type="float">
            <text:p>284003774</text:p>
          </table:table-cell>
          <table:table-cell table:formula="of:=[.A10]=[.B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11]=[.B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47673906" calcext:value-type="float">
            <text:p>647673906</text:p>
          </table:table-cell>
          <table:table-cell table:formula="of:=[.A12]=[.B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31115673" calcext:value-type="float">
            <text:p>231115673</text:p>
          </table:table-cell>
          <table:table-cell table:formula="of:=[.A13]=[.B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14]=[.B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67889061" calcext:value-type="float">
            <text:p>367889061</text:p>
          </table:table-cell>
          <table:table-cell table:formula="of:=[.A15]=[.B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16]=[.B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45710447" calcext:value-type="float">
            <text:p>545710447</text:p>
          </table:table-cell>
          <table:table-cell table:formula="of:=[.A17]=[.B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08049734" calcext:value-type="float">
            <text:p>108049734</text:p>
          </table:table-cell>
          <table:table-cell table:formula="of:=[.A18]=[.B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978518156" calcext:value-type="float">
            <text:p>978518156</text:p>
          </table:table-cell>
          <table:table-cell table:formula="of:=[.A19]=[.B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18069974" calcext:value-type="float">
            <text:p>118069974</text:p>
          </table:table-cell>
          <table:table-cell table:formula="of:=[.A20]=[.B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47374193" calcext:value-type="float">
            <text:p>347374193</text:p>
          </table:table-cell>
          <table:table-cell table:formula="of:=[.A21]=[.B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84695110" calcext:value-type="float">
            <text:p>384695110</text:p>
          </table:table-cell>
          <table:table-cell table:formula="of:=[.A22]=[.B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06628549" calcext:value-type="float">
            <text:p>506628549</text:p>
          </table:table-cell>
          <table:table-cell table:formula="of:=[.A23]=[.B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83356612" calcext:value-type="float">
            <text:p>283356612</text:p>
          </table:table-cell>
          <table:table-cell table:formula="of:=[.A24]=[.B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94376462" calcext:value-type="float">
            <text:p>194376462</text:p>
          </table:table-cell>
          <table:table-cell table:formula="of:=[.A25]=[.B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26]=[.B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905792812" calcext:value-type="float">
            <text:p>905792812</text:p>
          </table:table-cell>
          <table:table-cell table:formula="of:=[.A27]=[.B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778817742" calcext:value-type="float">
            <text:p>778817742</text:p>
          </table:table-cell>
          <table:table-cell table:formula="of:=[.A28]=[.B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30052796" calcext:value-type="float">
            <text:p>330052796</text:p>
          </table:table-cell>
          <table:table-cell table:formula="of:=[.A29]=[.B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93842271" calcext:value-type="float">
            <text:p>293842271</text:p>
          </table:table-cell>
          <table:table-cell table:formula="of:=[.A30]=[.B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12850587" calcext:value-type="float">
            <text:p>112850587</text:p>
          </table:table-cell>
          <table:table-cell table:formula="of:=[.A31]=[.B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843323200" calcext:value-type="float">
            <text:p>843323200</text:p>
          </table:table-cell>
          <table:table-cell table:formula="of:=[.A32]=[.B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455680006" calcext:value-type="float">
            <text:p>455680006</text:p>
          </table:table-cell>
          <table:table-cell table:formula="of:=[.A33]=[.B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45632864" calcext:value-type="float">
            <text:p>245632864</text:p>
          </table:table-cell>
          <table:table-cell table:formula="of:=[.A34]=[.B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92866233" calcext:value-type="float">
            <text:p>292866233</text:p>
          </table:table-cell>
          <table:table-cell table:formula="of:=[.A35]=[.B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49340210" calcext:value-type="float">
            <text:p>649340210</text:p>
          </table:table-cell>
          <table:table-cell table:formula="of:=[.A36]=[.B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37]=[.B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38]=[.B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39]=[.B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40]=[.B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41]=[.B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94805790" calcext:value-type="float">
            <text:p>294805790</text:p>
          </table:table-cell>
          <table:table-cell table:formula="of:=[.A42]=[.B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468630630" calcext:value-type="float">
            <text:p>468630630</text:p>
          </table:table-cell>
          <table:table-cell table:formula="of:=[.A43]=[.B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985674212" calcext:value-type="float">
            <text:p>985674212</text:p>
          </table:table-cell>
          <table:table-cell table:formula="of:=[.A44]=[.B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863287231" calcext:value-type="float">
            <text:p>863287231</text:p>
          </table:table-cell>
          <table:table-cell table:formula="of:=[.A45]=[.B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53715154" calcext:value-type="float">
            <text:p>553715154</text:p>
          </table:table-cell>
          <table:table-cell table:formula="of:=[.A46]=[.B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40415126" calcext:value-type="float">
            <text:p>540415126</text:p>
          </table:table-cell>
          <table:table-cell table:formula="of:=[.A47]=[.B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48]=[.B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04834412" calcext:value-type="float">
            <text:p>504834412</text:p>
          </table:table-cell>
          <table:table-cell table:formula="of:=[.A49]=[.B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853047360" calcext:value-type="float">
            <text:p>853047360</text:p>
          </table:table-cell>
          <table:table-cell table:formula="of:=[.A50]=[.B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873861771" calcext:value-type="float">
            <text:p>873861771</text:p>
          </table:table-cell>
          <table:table-cell table:formula="of:=[.A51]=[.B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9256110" calcext:value-type="float">
            <text:p>19256110</text:p>
          </table:table-cell>
          <table:table-cell table:formula="of:=[.A52]=[.B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751045842" calcext:value-type="float">
            <text:p>751045842</text:p>
          </table:table-cell>
          <table:table-cell table:formula="of:=[.A53]=[.B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54]=[.B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60217883" calcext:value-type="float">
            <text:p>160217883</text:p>
          </table:table-cell>
          <table:table-cell table:formula="of:=[.A55]=[.B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436102291" calcext:value-type="float">
            <text:p>436102291</text:p>
          </table:table-cell>
          <table:table-cell table:formula="of:=[.A56]=[.B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415759627" calcext:value-type="float">
            <text:p>415759627</text:p>
          </table:table-cell>
          <table:table-cell table:formula="of:=[.A57]=[.B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58]=[.B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90044309" calcext:value-type="float">
            <text:p>390044309</text:p>
          </table:table-cell>
          <table:table-cell table:formula="of:=[.A59]=[.B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60]=[.B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39323332" calcext:value-type="float">
            <text:p>539323332</text:p>
          </table:table-cell>
          <table:table-cell table:formula="of:=[.A61]=[.B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62]=[.B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88795629" calcext:value-type="float">
            <text:p>688795629</text:p>
          </table:table-cell>
          <table:table-cell table:formula="of:=[.A63]=[.B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64]=[.B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65]=[.B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62621662" calcext:value-type="float">
            <text:p>362621662</text:p>
          </table:table-cell>
          <table:table-cell table:formula="of:=[.A66]=[.B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09969435" calcext:value-type="float">
            <text:p>609969435</text:p>
          </table:table-cell>
          <table:table-cell table:formula="of:=[.A67]=[.B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22003356" calcext:value-type="float">
            <text:p>122003356</text:p>
          </table:table-cell>
          <table:table-cell table:formula="of:=[.A68]=[.B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62511981" calcext:value-type="float">
            <text:p>562511981</text:p>
          </table:table-cell>
          <table:table-cell table:formula="of:=[.A69]=[.B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21352150" calcext:value-type="float">
            <text:p>321352150</text:p>
          </table:table-cell>
          <table:table-cell table:formula="of:=[.A70]=[.B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829557462" calcext:value-type="float">
            <text:p>829557462</text:p>
          </table:table-cell>
          <table:table-cell table:formula="of:=[.A71]=[.B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46801428" calcext:value-type="float">
            <text:p>646801428</text:p>
          </table:table-cell>
          <table:table-cell table:formula="of:=[.A72]=[.B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28556205" calcext:value-type="float">
            <text:p>628556205</text:p>
          </table:table-cell>
          <table:table-cell table:formula="of:=[.A73]=[.B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74]=[.B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75]=[.B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97018612" calcext:value-type="float">
            <text:p>97018612</text:p>
          </table:table-cell>
          <table:table-cell table:formula="of:=[.A76]=[.B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76538395" calcext:value-type="float">
            <text:p>176538395</text:p>
          </table:table-cell>
          <table:table-cell table:formula="of:=[.A77]=[.B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78]=[.B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51370486" calcext:value-type="float">
            <text:p>551370486</text:p>
          </table:table-cell>
          <table:table-cell table:formula="of:=[.A79]=[.B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70042963" calcext:value-type="float">
            <text:p>70042963</text:p>
          </table:table-cell>
          <table:table-cell table:formula="of:=[.A80]=[.B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939713754" calcext:value-type="float">
            <text:p>939713754</text:p>
          </table:table-cell>
          <table:table-cell table:formula="of:=[.A81]=[.B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33510654" calcext:value-type="float">
            <text:p>633510654</text:p>
          </table:table-cell>
          <table:table-cell table:formula="of:=[.A82]=[.B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99481545" calcext:value-type="float">
            <text:p>699481545</text:p>
          </table:table-cell>
          <table:table-cell table:formula="of:=[.A83]=[.B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84]=[.B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85]=[.B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86]=[.B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76526865" calcext:value-type="float">
            <text:p>276526865</text:p>
          </table:table-cell>
          <table:table-cell table:formula="of:=[.A87]=[.B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472544255" calcext:value-type="float">
            <text:p>472544255</text:p>
          </table:table-cell>
          <table:table-cell table:formula="of:=[.A88]=[.B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78488636" calcext:value-type="float">
            <text:p>178488636</text:p>
          </table:table-cell>
          <table:table-cell table:formula="of:=[.A89]=[.B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994949610" calcext:value-type="float">
            <text:p>994949610</text:p>
          </table:table-cell>
          <table:table-cell table:formula="of:=[.A90]=[.B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36173815" calcext:value-type="float">
            <text:p>336173815</text:p>
          </table:table-cell>
          <table:table-cell table:formula="of:=[.A91]=[.B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92]=[.B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439346404" calcext:value-type="float">
            <text:p>439346404</text:p>
          </table:table-cell>
          <table:table-cell table:formula="of:=[.A93]=[.B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933508205" calcext:value-type="float">
            <text:p>933508205</text:p>
          </table:table-cell>
          <table:table-cell table:formula="of:=[.A94]=[.B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95]=[.B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23665369" calcext:value-type="float">
            <text:p>623665369</text:p>
          </table:table-cell>
          <table:table-cell table:formula="of:=[.A96]=[.B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6561877" calcext:value-type="float">
            <text:p>36561877</text:p>
          </table:table-cell>
          <table:table-cell table:formula="of:=[.A97]=[.B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98]=[.B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514900974" calcext:value-type="float">
            <text:p>514900974</text:p>
          </table:table-cell>
          <table:table-cell table:formula="of:=[.A99]=[.B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100]=[.B1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101]=[.B1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102]=[.B1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958869184" calcext:value-type="float">
            <text:p>958869184</text:p>
          </table:table-cell>
          <table:table-cell table:formula="of:=[.A103]=[.B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868129792" calcext:value-type="float">
            <text:p>868129792</text:p>
          </table:table-cell>
          <table:table-cell table:formula="of:=[.A104]=[.B1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793557002" calcext:value-type="float">
            <text:p>793557002</text:p>
          </table:table-cell>
          <table:table-cell table:formula="of:=[.A105]=[.B1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66178553" calcext:value-type="float">
            <text:p>166178553</text:p>
          </table:table-cell>
          <table:table-cell table:formula="of:=[.A106]=[.B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formula="of:=[.A107]=[.B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09905647" calcext:value-type="float">
            <text:p>209905647</text:p>
          </table:table-cell>
          <table:table-cell table:formula="of:=[.A108]=[.B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814230914" calcext:value-type="float">
            <text:p>814230914</text:p>
          </table:table-cell>
          <table:table-cell table:formula="of:=[.A109]=[.B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691761808" calcext:value-type="float">
            <text:p>691761808</text:p>
          </table:table-cell>
          <table:table-cell table:formula="of:=[.A110]=[.B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10520836" calcext:value-type="float">
            <text:p>310520836</text:p>
          </table:table-cell>
          <table:table-cell table:formula="of:=[.A111]=[.B1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15594122" calcext:value-type="float">
            <text:p>115594122</text:p>
          </table:table-cell>
          <table:table-cell table:formula="of:=[.A112]=[.B1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5809159" calcext:value-type="float">
            <text:p>25809159</text:p>
          </table:table-cell>
          <table:table-cell table:formula="of:=[.A113]=[.B1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19328011" calcext:value-type="float">
            <text:p>319328011</text:p>
          </table:table-cell>
          <table:table-cell table:formula="of:=[.A114]=[.B1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41071474" calcext:value-type="float">
            <text:p>341071474</text:p>
          </table:table-cell>
          <table:table-cell table:formula="of:=[.A115]=[.B1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11827221" calcext:value-type="float">
            <text:p>211827221</text:p>
          </table:table-cell>
          <table:table-cell table:formula="of:=[.A116]=[.B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248016893" calcext:value-type="float">
            <text:p>248016893</text:p>
          </table:table-cell>
          <table:table-cell table:formula="of:=[.A117]=[.B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67715961" calcext:value-type="float">
            <text:p>367715961</text:p>
          </table:table-cell>
          <table:table-cell table:formula="of:=[.A118]=[.B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387591787" calcext:value-type="float">
            <text:p>387591787</text:p>
          </table:table-cell>
          <table:table-cell table:formula="of:=[.A119]=[.B119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table:number-columns-repeated="2" office:value-type="string" calcext:value-type="string">
            <text:p>File is too long to be displayed fully</text:p>
          </table:table-cell>
          <table:table-cell table:style-name="Default"/>
        </table:table-row>
      </table:table>
      <table:table table:name="BASE" table:style-name="ta1">
        <table:table-column table:style-name="co3" table:default-cell-style-name="Default"/>
        <table:table-column table:style-name="co4" table:visibility="collapse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MD</text:p>
          </table:table-cell>
          <table:table-cell table:style-name="ce1" office:value-type="string" calcext:value-type="string">
            <text:p>MY ANSWER</text:p>
          </table:table-cell>
          <table:table-cell table:style-name="ce2" office:value-type="string" calcext:value-type="string">
            <text:p>OK</text:p>
          </table:table-cell>
          <table:table-cell table:style-name="ce1" office:value-type="string" calcext:value-type="string">
            <text:p>NE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EW CHECK</text:p>
          </table:table-cell>
        </table:table-row>
        <table:table-row table:style-name="ro1">
          <table:table-cell table:style-name="ce4" office:value-type="string" calcext:value-type="string">
            <text:p>delete 125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2]=[.C2]" office:value-type="boolean" office:boolean-value="true" calcext:value-type="boolean">
            <text:p>TRUE</text:p>
          </table:table-cell>
          <table:table-cell table:style-name="ce3" table:formula="of:=[.C2]=[.D2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915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3]=[.C3]" office:value-type="boolean" office:boolean-value="true" calcext:value-type="boolean">
            <text:p>TRUE</text:p>
          </table:table-cell>
          <table:table-cell table:style-name="ce3" table:formula="of:=[.C3]=[.D3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107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4]=[.C4]" office:value-type="boolean" office:boolean-value="true" calcext:value-type="boolean">
            <text:p>TRUE</text:p>
          </table:table-cell>
          <table:table-cell table:style-name="ce3" table:formula="of:=[.C4]=[.D4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211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5]=[.C5]" office:value-type="boolean" office:boolean-value="true" calcext:value-type="boolean">
            <text:p>TRUE</text:p>
          </table:table-cell>
          <table:table-cell table:style-name="ce3" table:formula="of:=[.C5]=[.D5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341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6]=[.C6]" office:value-type="boolean" office:boolean-value="true" calcext:value-type="boolean">
            <text:p>TRUE</text:p>
          </table:table-cell>
          <table:table-cell table:style-name="ce3" table:formula="of:=[.C6]=[.D6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172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7]=[.C7]" office:value-type="boolean" office:boolean-value="true" calcext:value-type="boolean">
            <text:p>TRUE</text:p>
          </table:table-cell>
          <table:table-cell table:style-name="ce3" table:formula="of:=[.C7]=[.D7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put 993 408</text:p>
          </table:table-cell>
          <table:table-cell table:number-columns-repeated="3" office:value-type="float" office:value="126" calcext:value-type="float">
            <text:p>126</text:p>
          </table:table-cell>
          <table:table-cell table:style-name="ce3" table:formula="of:=[.B8]=[.C8]" office:value-type="boolean" office:boolean-value="true" calcext:value-type="boolean">
            <text:p>TRUE</text:p>
          </table:table-cell>
          <table:table-cell table:style-name="ce3" table:formula="of:=[.C8]=[.D8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put 194 126</text:p>
          </table:table-cell>
          <table:table-cell table:number-columns-repeated="3" office:value-type="float" office:value="987" calcext:value-type="float">
            <text:p>987</text:p>
          </table:table-cell>
          <table:table-cell table:style-name="ce3" table:formula="of:=[.B9]=[.C9]" office:value-type="boolean" office:boolean-value="true" calcext:value-type="boolean">
            <text:p>TRUE</text:p>
          </table:table-cell>
          <table:table-cell table:style-name="ce3" table:formula="of:=[.C9]=[.D9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put 697 987</text:p>
          </table:table-cell>
          <table:table-cell table:number-columns-repeated="3" office:value-type="float" office:value="987" calcext:value-type="float">
            <text:p>987</text:p>
          </table:table-cell>
          <table:table-cell table:style-name="ce3" table:formula="of:=[.B10]=[.C10]" office:value-type="boolean" office:boolean-value="true" calcext:value-type="boolean">
            <text:p>TRUE</text:p>
          </table:table-cell>
          <table:table-cell table:style-name="ce3" table:formula="of:=[.C10]=[.D10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delete 194</text:p>
          </table:table-cell>
          <table:table-cell table:number-columns-repeated="3" office:value-type="float" office:value="987" calcext:value-type="float">
            <text:p>987</text:p>
          </table:table-cell>
          <table:table-cell table:style-name="ce3" table:formula="of:=[.B11]=[.C11]" office:value-type="boolean" office:boolean-value="true" calcext:value-type="boolean">
            <text:p>TRUE</text:p>
          </table:table-cell>
          <table:table-cell table:style-name="ce3" table:formula="of:=[.C11]=[.D11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697</text:p>
          </table:table-cell>
          <table:table-cell table:number-columns-repeated="3" office:value-type="float" office:value="408" calcext:value-type="float">
            <text:p>408</text:p>
          </table:table-cell>
          <table:table-cell table:style-name="ce3" table:formula="of:=[.B12]=[.C12]" office:value-type="boolean" office:boolean-value="true" calcext:value-type="boolean">
            <text:p>TRUE</text:p>
          </table:table-cell>
          <table:table-cell table:style-name="ce3" table:formula="of:=[.C12]=[.D12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697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13]=[.C13]" office:value-type="boolean" office:boolean-value="true" calcext:value-type="boolean">
            <text:p>TRUE</text:p>
          </table:table-cell>
          <table:table-cell table:style-name="ce3" table:formula="of:=[.C13]=[.D13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delete 697</text:p>
          </table:table-cell>
          <table:table-cell table:number-columns-repeated="3" office:value-type="float" office:value="427" calcext:value-type="float">
            <text:p>427</text:p>
          </table:table-cell>
          <table:table-cell table:style-name="ce3" table:formula="of:=[.B14]=[.C14]" office:value-type="boolean" office:boolean-value="true" calcext:value-type="boolean">
            <text:p>TRUE</text:p>
          </table:table-cell>
          <table:table-cell table:style-name="ce3" table:formula="of:=[.C14]=[.D14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993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15]=[.C15]" office:value-type="boolean" office:boolean-value="true" calcext:value-type="boolean">
            <text:p>TRUE</text:p>
          </table:table-cell>
          <table:table-cell table:style-name="ce3" table:formula="of:=[.C15]=[.D15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361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16]=[.C16]" office:value-type="boolean" office:boolean-value="true" calcext:value-type="boolean">
            <text:p>TRUE</text:p>
          </table:table-cell>
          <table:table-cell table:style-name="ce3" table:formula="of:=[.C16]=[.D16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put 993 427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17]=[.C17]" office:value-type="boolean" office:boolean-value="true" calcext:value-type="boolean">
            <text:p>TRUE</text:p>
          </table:table-cell>
          <table:table-cell table:style-name="ce3" table:formula="of:=[.C17]=[.D17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delete 993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18]=[.C18]" office:value-type="boolean" office:boolean-value="true" calcext:value-type="boolean">
            <text:p>TRUE</text:p>
          </table:table-cell>
          <table:table-cell table:style-name="ce3" table:formula="of:=[.C18]=[.D18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967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19]=[.C19]" office:value-type="boolean" office:boolean-value="true" calcext:value-type="boolean">
            <text:p>TRUE</text:p>
          </table:table-cell>
          <table:table-cell table:style-name="ce3" table:formula="of:=[.C19]=[.D19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110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20]=[.C20]" office:value-type="boolean" office:boolean-value="true" calcext:value-type="boolean">
            <text:p>TRUE</text:p>
          </table:table-cell>
          <table:table-cell table:style-name="ce3" table:formula="of:=[.C20]=[.D20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delete 977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21]=[.C21]" office:value-type="boolean" office:boolean-value="true" calcext:value-type="boolean">
            <text:p>TRUE</text:p>
          </table:table-cell>
          <table:table-cell table:style-name="ce3" table:formula="of:=[.C21]=[.D21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832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22]=[.C22]" office:value-type="boolean" office:boolean-value="true" calcext:value-type="boolean">
            <text:p>TRUE</text:p>
          </table:table-cell>
          <table:table-cell table:style-name="ce3" table:formula="of:=[.C22]=[.D22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621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23]=[.C23]" office:value-type="boolean" office:boolean-value="true" calcext:value-type="boolean">
            <text:p>TRUE</text:p>
          </table:table-cell>
          <table:table-cell table:style-name="ce3" table:formula="of:=[.C23]=[.D23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delete 127</text:p>
          </table:table-cell>
          <table:table-cell table:number-columns-repeated="3" office:value-type="float" office:value="459" calcext:value-type="float">
            <text:p>459</text:p>
          </table:table-cell>
          <table:table-cell table:style-name="ce3" table:formula="of:=[.B24]=[.C24]" office:value-type="boolean" office:boolean-value="true" calcext:value-type="boolean">
            <text:p>TRUE</text:p>
          </table:table-cell>
          <table:table-cell table:style-name="ce3" table:formula="of:=[.C24]=[.D24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delete 419</text:p>
          </table:table-cell>
          <table:table-cell table:number-columns-repeated="3" office:value-type="string" calcext:value-type="string">
            <text:p>None</text:p>
          </table:table-cell>
          <table:table-cell table:style-name="ce3" table:formula="of:=[.B25]=[.C25]" office:value-type="boolean" office:boolean-value="true" calcext:value-type="boolean">
            <text:p>TRUE</text:p>
          </table:table-cell>
          <table:table-cell table:style-name="ce3" table:formula="of:=[.C25]=[.D25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688</text:p>
          </table:table-cell>
          <table:table-cell office:value-type="float" office:value="842" calcext:value-type="float">
            <text:p>842</text:p>
          </table:table-cell>
          <table:table-cell table:number-columns-repeated="2" table:style-name="ce5" office:value-type="float" office:value="842" calcext:value-type="float">
            <text:p>842</text:p>
          </table:table-cell>
          <table:table-cell table:style-name="ce3" table:formula="of:=[.B26]=[.C26]" office:value-type="boolean" office:boolean-value="true" calcext:value-type="boolean">
            <text:p>TRUE</text:p>
          </table:table-cell>
          <table:table-cell table:style-name="ce6" table:formula="of:=[.C26]=[.D26]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get 412</text:p>
          </table:table-cell>
          <table:table-cell table:number-columns-repeated="3" office:value-type="float" office:value="959" calcext:value-type="float">
            <text:p>959</text:p>
          </table:table-cell>
          <table:table-cell table:style-name="ce3" table:formula="of:=[.B27]=[.C27]" office:value-type="boolean" office:boolean-value="true" calcext:value-type="boolean">
            <text:p>TRUE</text:p>
          </table:table-cell>
          <table:table-cell table:style-name="ce3" table:formula="of:=[.C27]=[.D27]" office:value-type="boolean" office:boolean-value="true" calcext:value-type="boolean">
            <text:p>TRUE</text:p>
          </table:table-cell>
        </table:table-row>
        <table:table-row table:style-name="ro1">
          <table:table-cell table:style-name="ce1" office:value-type="string" calcext:value-type="string">
            <text:p>put 882 459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3" table:formula="of:=[.B28]=[.C28]" office:value-type="boolean" office:boolean-value="false" calcext:value-type="boolean">
            <text:p>FALSE</text:p>
          </table:table-cell>
          <table:table-cell table:style-name="ce3" table:formula="of:=[.C28]=[.D28]" office:value-type="boolean" office:boolean-value="true" calcext:value-type="boolean">
            <text:p>TRUE</text:p>
          </table:table-cell>
        </table:table-row>
        <table:table-row table:style-name="ro1">
          <table:table-cell table:style-name="ce1" office:value-type="string" calcext:value-type="string">
            <text:p>get 88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29]=[.C29]" office:value-type="boolean" office:boolean-value="true" calcext:value-type="boolean">
            <text:p>TRUE</text:p>
          </table:table-cell>
          <table:table-cell table:style-name="ce3" table:formula="of:=[.C29]=[.D29]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put 882 509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30]=[.C30]" office:value-type="boolean" office:boolean-value="true" calcext:value-type="boolean">
            <text:p>TRUE</text:p>
          </table:table-cell>
          <table:table-cell table:style-name="ce3" table:formula="of:=[.C30]=[.D30]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put 882 69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31]=[.C31]" office:value-type="boolean" office:boolean-value="true" calcext:value-type="boolean">
            <text:p>TRUE</text:p>
          </table:table-cell>
          <table:table-cell table:style-name="ce3" table:formula="of:=[.C31]=[.D31]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put 882 84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32]=[.C32]" office:value-type="boolean" office:boolean-value="true" calcext:value-type="boolean">
            <text:p>TRUE</text:p>
          </table:table-cell>
          <table:table-cell table:style-name="ce3" table:formula="of:=[.C32]=[.D32]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put 44 959</text:p>
          </table:table-cell>
          <table:table-cell table:number-columns-repeated="2" office:value-type="float" office:value="989" calcext:value-type="float">
            <text:p>989</text:p>
          </table:table-cell>
          <table:table-cell/>
          <table:table-cell table:style-name="ce3" table:formula="of:=[.B33]=[.C33]" office:value-type="boolean" office:boolean-value="true" calcext:value-type="boolean">
            <text:p>TRUE</text:p>
          </table:table-cell>
          <table:table-cell table:style-name="ce3" table:formula="of:=[.C33]=[.D33]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get 77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34]=[.C34]" office:value-type="boolean" office:boolean-value="true" calcext:value-type="boolean">
            <text:p>TRUE</text:p>
          </table:table-cell>
          <table:table-cell table:style-name="ce3" table:formula="of:=[.C34]=[.D34]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put 773 929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35]=[.C35]" office:value-type="boolean" office:boolean-value="true" calcext:value-type="boolean">
            <text:p>TRUE</text:p>
          </table:table-cell>
          <table:table-cell table:style-name="ce3" table:formula="of:=[.C35]=[.D35]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put 773 30</text:p>
          </table:table-cell>
          <table:table-cell table:number-columns-repeated="2" office:value-type="float" office:value="261" calcext:value-type="float">
            <text:p>261</text:p>
          </table:table-cell>
          <table:table-cell/>
          <table:table-cell table:style-name="ce3" table:formula="of:=[.B36]=[.C36]" office:value-type="boolean" office:boolean-value="true" calcext:value-type="boolean">
            <text:p>TRUE</text:p>
          </table:table-cell>
          <table:table-cell table:style-name="ce3" table:formula="of:=[.C36]=[.D36]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get 882</text:p>
          </table:table-cell>
          <table:table-cell table:number-columns-repeated="2" office:value-type="float" office:value="989" calcext:value-type="float">
            <text:p>989</text:p>
          </table:table-cell>
          <table:table-cell/>
          <table:table-cell table:style-name="ce3" table:formula="of:=[.B37]=[.C37]" office:value-type="boolean" office:boolean-value="true" calcext:value-type="boolean">
            <text:p>TRUE</text:p>
          </table:table-cell>
          <table:table-cell table:style-name="ce3" table:formula="of:=[.C37]=[.D37]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delete 44</text:p>
          </table:table-cell>
          <table:table-cell table:number-columns-repeated="2" office:value-type="float" office:value="989" calcext:value-type="float">
            <text:p>989</text:p>
          </table:table-cell>
          <table:table-cell/>
          <table:table-cell table:style-name="ce3" table:formula="of:=[.B38]=[.C38]" office:value-type="boolean" office:boolean-value="true" calcext:value-type="boolean">
            <text:p>TRUE</text:p>
          </table:table-cell>
          <table:table-cell table:style-name="ce3" table:formula="of:=[.C38]=[.D38]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delete 773</text:p>
          </table:table-cell>
          <table:table-cell table:number-columns-repeated="2" office:value-type="float" office:value="989" calcext:value-type="float">
            <text:p>989</text:p>
          </table:table-cell>
          <table:table-cell/>
          <table:table-cell table:style-name="ce3" table:formula="of:=[.B39]=[.C39]" office:value-type="boolean" office:boolean-value="true" calcext:value-type="boolean">
            <text:p>TRUE</text:p>
          </table:table-cell>
          <table:table-cell table:style-name="ce3" table:formula="of:=[.C39]=[.D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t 20 989</text:p>
          </table:table-cell>
          <table:table-cell table:number-columns-repeated="2" office:value-type="float" office:value="876" calcext:value-type="float">
            <text:p>876</text:p>
          </table:table-cell>
          <table:table-cell/>
          <table:table-cell table:style-name="ce3" table:formula="of:=[.B40]=[.C40]" office:value-type="boolean" office:boolean-value="true" calcext:value-type="boolean">
            <text:p>TRUE</text:p>
          </table:table-cell>
          <table:table-cell table:style-name="ce3" table:formula="of:=[.C40]=[.D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1000</text:p>
          </table:table-cell>
          <table:table-cell table:number-columns-repeated="2" office:value-type="float" office:value="749" calcext:value-type="float">
            <text:p>749</text:p>
          </table:table-cell>
          <table:table-cell/>
          <table:table-cell table:style-name="ce3" table:formula="of:=[.B41]=[.C41]" office:value-type="boolean" office:boolean-value="true" calcext:value-type="boolean">
            <text:p>TRUE</text:p>
          </table:table-cell>
          <table:table-cell table:style-name="ce3" table:formula="of:=[.C41]=[.D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867</text:p>
          </table:table-cell>
          <table:table-cell table:number-columns-repeated="2" office:value-type="float" office:value="749" calcext:value-type="float">
            <text:p>749</text:p>
          </table:table-cell>
          <table:table-cell/>
          <table:table-cell table:style-name="ce3" table:formula="of:=[.B42]=[.C42]" office:value-type="boolean" office:boolean-value="true" calcext:value-type="boolean">
            <text:p>TRUE</text:p>
          </table:table-cell>
          <table:table-cell table:style-name="ce3" table:formula="of:=[.C42]=[.D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lete 109</text:p>
          </table:table-cell>
          <table:table-cell table:number-columns-repeated="2" office:value-type="float" office:value="437" calcext:value-type="float">
            <text:p>437</text:p>
          </table:table-cell>
          <table:table-cell/>
          <table:table-cell table:style-name="ce3" table:formula="of:=[.B43]=[.C43]" office:value-type="boolean" office:boolean-value="true" calcext:value-type="boolean">
            <text:p>TRUE</text:p>
          </table:table-cell>
          <table:table-cell table:style-name="ce3" table:formula="of:=[.C43]=[.D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17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44]=[.C44]" office:value-type="boolean" office:boolean-value="true" calcext:value-type="boolean">
            <text:p>TRUE</text:p>
          </table:table-cell>
          <table:table-cell table:style-name="ce3" table:formula="of:=[.C44]=[.D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t 882 109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45]=[.C45]" office:value-type="boolean" office:boolean-value="true" calcext:value-type="boolean">
            <text:p>TRUE</text:p>
          </table:table-cell>
          <table:table-cell table:style-name="ce3" table:formula="of:=[.C45]=[.D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46]=[.C46]" office:value-type="boolean" office:boolean-value="true" calcext:value-type="boolean">
            <text:p>TRUE</text:p>
          </table:table-cell>
          <table:table-cell table:style-name="ce3" table:formula="of:=[.C46]=[.D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lete 433</text:p>
          </table:table-cell>
          <table:table-cell table:number-columns-repeated="2" office:value-type="float" office:value="285" calcext:value-type="float">
            <text:p>285</text:p>
          </table:table-cell>
          <table:table-cell/>
          <table:table-cell table:style-name="ce3" table:formula="of:=[.B47]=[.C47]" office:value-type="boolean" office:boolean-value="true" calcext:value-type="boolean">
            <text:p>TRUE</text:p>
          </table:table-cell>
          <table:table-cell table:style-name="ce3" table:formula="of:=[.C47]=[.D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t 457 64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48]=[.C48]" office:value-type="boolean" office:boolean-value="true" calcext:value-type="boolean">
            <text:p>TRUE</text:p>
          </table:table-cell>
          <table:table-cell table:style-name="ce3" table:formula="of:=[.C48]=[.D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t 457 26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49]=[.C49]" office:value-type="boolean" office:boolean-value="true" calcext:value-type="boolean">
            <text:p>TRUE</text:p>
          </table:table-cell>
          <table:table-cell table:style-name="ce3" table:formula="of:=[.C49]=[.D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92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50]=[.C50]" office:value-type="boolean" office:boolean-value="true" calcext:value-type="boolean">
            <text:p>TRUE</text:p>
          </table:table-cell>
          <table:table-cell table:style-name="ce3" table:formula="of:=[.C50]=[.D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45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51]=[.C51]" office:value-type="boolean" office:boolean-value="true" calcext:value-type="boolean">
            <text:p>TRUE</text:p>
          </table:table-cell>
          <table:table-cell table:style-name="ce3" table:formula="of:=[.C51]=[.D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t 882 749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52]=[.C52]" office:value-type="boolean" office:boolean-value="true" calcext:value-type="boolean">
            <text:p>TRUE</text:p>
          </table:table-cell>
          <table:table-cell table:style-name="ce3" table:formula="of:=[.C52]=[.D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53]=[.C53]" office:value-type="boolean" office:boolean-value="true" calcext:value-type="boolean">
            <text:p>TRUE</text:p>
          </table:table-cell>
          <table:table-cell table:style-name="ce3" table:formula="of:=[.C53]=[.D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54]=[.C54]" office:value-type="boolean" office:boolean-value="true" calcext:value-type="boolean">
            <text:p>TRUE</text:p>
          </table:table-cell>
          <table:table-cell table:style-name="ce3" table:formula="of:=[.C54]=[.D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lete 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55]=[.C55]" office:value-type="boolean" office:boolean-value="true" calcext:value-type="boolean">
            <text:p>TRUE</text:p>
          </table:table-cell>
          <table:table-cell table:style-name="ce3" table:formula="of:=[.C55]=[.D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t 457 87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56]=[.C56]" office:value-type="boolean" office:boolean-value="true" calcext:value-type="boolean">
            <text:p>TRUE</text:p>
          </table:table-cell>
          <table:table-cell table:style-name="ce3" table:formula="of:=[.C56]=[.D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45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57]=[.C57]" office:value-type="boolean" office:boolean-value="true" calcext:value-type="boolean">
            <text:p>TRUE</text:p>
          </table:table-cell>
          <table:table-cell table:style-name="ce3" table:formula="of:=[.C57]=[.D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88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58]=[.C58]" office:value-type="boolean" office:boolean-value="true" calcext:value-type="boolean">
            <text:p>TRUE</text:p>
          </table:table-cell>
          <table:table-cell table:style-name="ce3" table:formula="of:=[.C58]=[.D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lete 882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table:style-name="ce3" table:formula="of:=[.B59]=[.C59]" office:value-type="boolean" office:boolean-value="true" calcext:value-type="boolean">
            <text:p>TRUE</text:p>
          </table:table-cell>
          <table:table-cell table:style-name="ce3" table:formula="of:=[.C59]=[.D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t 457 43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60]=[.C60]" office:value-type="boolean" office:boolean-value="true" calcext:value-type="boolean">
            <text:p>TRUE</text:p>
          </table:table-cell>
          <table:table-cell table:style-name="ce3" table:formula="of:=[.C60]=[.D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lete 457</text:p>
          </table:table-cell>
          <table:table-cell table:number-columns-repeated="2" office:value-type="float" office:value="801" calcext:value-type="float">
            <text:p>801</text:p>
          </table:table-cell>
          <table:table-cell/>
          <table:table-cell table:style-name="ce3" table:formula="of:=[.B61]=[.C61]" office:value-type="boolean" office:boolean-value="true" calcext:value-type="boolean">
            <text:p>TRUE</text:p>
          </table:table-cell>
          <table:table-cell table:style-name="ce3" table:formula="of:=[.C61]=[.D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58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62]=[.C62]" office:value-type="boolean" office:boolean-value="true" calcext:value-type="boolean">
            <text:p>TRUE</text:p>
          </table:table-cell>
          <table:table-cell table:style-name="ce3" table:formula="of:=[.C62]=[.D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lete 779</text:p>
          </table:table-cell>
          <table:table-cell table:number-columns-repeated="2" office:value-type="float" office:value="398" calcext:value-type="float">
            <text:p>398</text:p>
          </table:table-cell>
          <table:table-cell/>
          <table:table-cell table:style-name="ce3" table:formula="of:=[.B63]=[.C63]" office:value-type="boolean" office:boolean-value="true" calcext:value-type="boolean">
            <text:p>TRUE</text:p>
          </table:table-cell>
          <table:table-cell table:style-name="ce3" table:formula="of:=[.C63]=[.D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416</text:p>
          </table:table-cell>
          <table:table-cell table:number-columns-repeated="2" office:value-type="float" office:value="558" calcext:value-type="float">
            <text:p>558</text:p>
          </table:table-cell>
          <table:table-cell/>
          <table:table-cell table:style-name="ce3" table:formula="of:=[.B64]=[.C64]" office:value-type="boolean" office:boolean-value="true" calcext:value-type="boolean">
            <text:p>TRUE</text:p>
          </table:table-cell>
          <table:table-cell table:style-name="ce3" table:formula="of:=[.C64]=[.D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t 770 285</text:p>
          </table:table-cell>
          <table:table-cell table:number-columns-repeated="2" office:value-type="float" office:value="327" calcext:value-type="float">
            <text:p>327</text:p>
          </table:table-cell>
          <table:table-cell/>
          <table:table-cell table:style-name="ce3" table:formula="of:=[.B65]=[.C65]" office:value-type="boolean" office:boolean-value="true" calcext:value-type="boolean">
            <text:p>TRUE</text:p>
          </table:table-cell>
          <table:table-cell table:style-name="ce3" table:formula="of:=[.C65]=[.D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lete 77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66]=[.C66]" office:value-type="boolean" office:boolean-value="true" calcext:value-type="boolean">
            <text:p>TRUE</text:p>
          </table:table-cell>
          <table:table-cell table:style-name="ce3" table:formula="of:=[.C66]=[.D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8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67]=[.C67]" office:value-type="boolean" office:boolean-value="true" calcext:value-type="boolean">
            <text:p>TRUE</text:p>
          </table:table-cell>
          <table:table-cell table:style-name="ce3" table:formula="of:=[.C67]=[.D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312</text:p>
          </table:table-cell>
          <table:table-cell table:number-columns-repeated="2" office:value-type="float" office:value="801" calcext:value-type="float">
            <text:p>801</text:p>
          </table:table-cell>
          <table:table-cell/>
          <table:table-cell table:style-name="ce3" table:formula="of:=[.B68]=[.C68]" office:value-type="boolean" office:boolean-value="true" calcext:value-type="boolean">
            <text:p>TRUE</text:p>
          </table:table-cell>
          <table:table-cell table:style-name="ce3" table:formula="of:=[.C68]=[.D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684</text:p>
          </table:table-cell>
          <table:table-cell table:number-columns-repeated="2" office:value-type="float" office:value="332" calcext:value-type="float">
            <text:p>332</text:p>
          </table:table-cell>
          <table:table-cell/>
          <table:table-cell table:style-name="ce3" table:formula="of:=[.B69]=[.C69]" office:value-type="boolean" office:boolean-value="true" calcext:value-type="boolean">
            <text:p>TRUE</text:p>
          </table:table-cell>
          <table:table-cell table:style-name="ce3" table:formula="of:=[.C69]=[.D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lete 7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70]=[.C70]" office:value-type="boolean" office:boolean-value="true" calcext:value-type="boolean">
            <text:p>TRUE</text:p>
          </table:table-cell>
          <table:table-cell table:style-name="ce3" table:formula="of:=[.C70]=[.D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2" office:value-type="float" office:value="332" calcext:value-type="float">
            <text:p>332</text:p>
          </table:table-cell>
          <table:table-cell/>
          <table:table-cell table:style-name="ce3" table:formula="of:=[.B71]=[.C71]" office:value-type="boolean" office:boolean-value="true" calcext:value-type="boolean">
            <text:p>TRUE</text:p>
          </table:table-cell>
          <table:table-cell table:style-name="ce3" table:formula="of:=[.C71]=[.D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lete 47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style-name="ce3" table:formula="of:=[.B72]=[.C72]" office:value-type="boolean" office:boolean-value="true" calcext:value-type="boolean">
            <text:p>TRUE</text:p>
          </table:table-cell>
          <table:table-cell table:style-name="ce3" table:formula="of:=[.C72]=[.D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987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table:style-name="ce3" table:formula="of:=[.B73]=[.C73]" office:value-type="boolean" office:boolean-value="true" calcext:value-type="boolean">
            <text:p>TRUE</text:p>
          </table:table-cell>
          <table:table-cell table:style-name="ce3" table:formula="of:=[.C73]=[.D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3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table:style-name="ce3" table:formula="of:=[.B74]=[.C74]" office:value-type="boolean" office:boolean-value="true" calcext:value-type="boolean">
            <text:p>TRUE</text:p>
          </table:table-cell>
          <table:table-cell table:style-name="ce3" table:formula="of:=[.C74]=[.D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t 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302 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101 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497 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687 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101 3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101 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660 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6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660 357</text:p>
          </table:table-cell>
          <table:table-cell table:number-columns-repeated="5"/>
        </table:table-row>
        <table:table-row table:style-name="ro1" table:number-rows-repeated="10484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MD</text:p>
          </table:table-cell>
          <table:table-cell table:style-name="ce1" office:value-type="string" calcext:value-type="string">
            <text:p>MY ANSWER</text:p>
          </table:table-cell>
          <table:table-cell table:style-name="ce2" office:value-type="string" calcext:value-type="string">
            <text:p>OK</text:p>
          </table:table-cell>
          <table:table-cell office:value-type="string" calcext:value-type="string">
            <text:p>CH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125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2]=[.C2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915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3]=[.C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107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4]=[.C4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211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5]=[.C5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341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6]=[.C6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172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7]=[.C7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993 408</text:p>
          </table:table-cell>
          <table:table-cell table:number-columns-repeated="2" office:value-type="float" office:value="126" calcext:value-type="float">
            <text:p>126</text:p>
          </table:table-cell>
          <table:table-cell table:style-name="ce3" table:formula="of:=[.B8]=[.C8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194 126</text:p>
          </table:table-cell>
          <table:table-cell table:number-columns-repeated="2" office:value-type="float" office:value="987" calcext:value-type="float">
            <text:p>987</text:p>
          </table:table-cell>
          <table:table-cell table:style-name="ce3" table:formula="of:=[.B9]=[.C9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697 987</text:p>
          </table:table-cell>
          <table:table-cell table:number-columns-repeated="2" office:value-type="float" office:value="987" calcext:value-type="float">
            <text:p>987</text:p>
          </table:table-cell>
          <table:table-cell table:style-name="ce3" table:formula="of:=[.B10]=[.C10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194</text:p>
          </table:table-cell>
          <table:table-cell table:number-columns-repeated="2" office:value-type="float" office:value="987" calcext:value-type="float">
            <text:p>987</text:p>
          </table:table-cell>
          <table:table-cell table:style-name="ce3" table:formula="of:=[.B11]=[.C11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697</text:p>
          </table:table-cell>
          <table:table-cell table:number-columns-repeated="2" office:value-type="float" office:value="408" calcext:value-type="float">
            <text:p>408</text:p>
          </table:table-cell>
          <table:table-cell table:style-name="ce3" table:formula="of:=[.B12]=[.C12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697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13]=[.C1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697</text:p>
          </table:table-cell>
          <table:table-cell table:number-columns-repeated="2" office:value-type="float" office:value="427" calcext:value-type="float">
            <text:p>427</text:p>
          </table:table-cell>
          <table:table-cell table:style-name="ce3" table:formula="of:=[.B14]=[.C14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993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15]=[.C15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361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16]=[.C16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 993 427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17]=[.C17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993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18]=[.C18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967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19]=[.C19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110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20]=[.C20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977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21]=[.C21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832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22]=[.C22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621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23]=[.C2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127</text:p>
          </table:table-cell>
          <table:table-cell table:number-columns-repeated="2" office:value-type="float" office:value="459" calcext:value-type="float">
            <text:p>459</text:p>
          </table:table-cell>
          <table:table-cell table:style-name="ce3" table:formula="of:=[.B24]=[.C24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 419</text:p>
          </table:table-cell>
          <table:table-cell table:number-columns-repeated="2" office:value-type="string" calcext:value-type="string">
            <text:p>None</text:p>
          </table:table-cell>
          <table:table-cell table:style-name="ce3" table:formula="of:=[.B25]=[.C25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688</text:p>
          </table:table-cell>
          <table:table-cell table:number-columns-repeated="2" office:value-type="float" office:value="842" calcext:value-type="float">
            <text:p>842</text:p>
          </table:table-cell>
          <table:table-cell table:style-name="ce3" table:formula="of:=[.B26]=[.C26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412</text:p>
          </table:table-cell>
          <table:table-cell table:number-columns-repeated="2" office:value-type="float" office:value="959" calcext:value-type="float">
            <text:p>959</text:p>
          </table:table-cell>
          <table:table-cell table:style-name="ce3" table:formula="of:=[.B27]=[.C27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put 882 459</text:p>
          </table:table-cell>
          <table:table-cell table:style-name="ce5" office:value-type="float" office:value="929" calcext:value-type="float">
            <text:p>929</text:p>
          </table:table-cell>
          <table:table-cell table:style-name="ce2" office:value-type="float" office:value="30" calcext:value-type="float">
            <text:p>30</text:p>
          </table:table-cell>
          <table:table-cell table:style-name="ce6" table:formula="of:=[.B28]=[.C28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 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882 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882 6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882 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44 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777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put 773 929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put 773 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44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delete 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20 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1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882 1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5"/>
          <table:table-cell table:number-columns-repeated="2" office:value-type="float" office:value="959" calcext:value-type="float">
            <text:p>959</text:p>
          </table:table-cell>
          <table:table-cell table:style-name="ce3" table:formula="of:=[.G46]=[.H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lete 433</text:p>
          </table:table-cell>
          <table:table-cell table:number-columns-repeated="5"/>
          <table:table-cell table:style-name="ce5" office:value-type="float" office:value="929" calcext:value-type="float">
            <text:p>929</text:p>
          </table:table-cell>
          <table:table-cell table:style-name="ce5" office:value-type="float" office:value="30" calcext:value-type="float">
            <text:p>30</text:p>
          </table:table-cell>
          <table:table-cell table:style-name="ce6" table:formula="of:=[.G47]=[.H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ut 457 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457 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882 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457 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457 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770 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302 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101 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8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497 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687 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101 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101 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te 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660 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 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 660 357</text:p>
          </table:table-cell>
          <table:table-cell table:number-columns-repeated="8"/>
        </table:table-row>
      </table:table>
      <table:table table:name="DEBUG 2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MD</text:p>
          </table:table-cell>
          <table:table-cell table:style-name="ce1" office:value-type="string" calcext:value-type="string">
            <text:p>MY ANSWER</text:p>
          </table:table-cell>
          <table:table-cell table:style-name="ce2" office:value-type="string" calcext:value-type="string">
            <text:p>OK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lete 12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delete 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91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10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21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34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17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194</text:p>
          </table:table-cell>
          <table:table-cell table:number-columns-repeated="2" office:value-type="float" office:value="126" calcext:value-type="float">
            <text:p>126</text:p>
          </table:table-cell>
          <table:table-cell/>
          <table:table-cell office:value-type="string" calcext:value-type="string">
            <text:p>delete 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697</text:p>
          </table:table-cell>
          <table:table-cell table:number-columns-repeated="2" office:value-type="float" office:value="987" calcext:value-type="float">
            <text:p>987</text:p>
          </table:table-cell>
          <table:table-cell/>
          <table:table-cell office:value-type="string" calcext:value-type="string">
            <text:p>get 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697</text:p>
          </table:table-cell>
          <table:table-cell table:number-columns-repeated="2" office:value-type="float" office:value="987" calcext:value-type="float">
            <text:p>987</text:p>
          </table:table-cell>
          <table:table-cell/>
          <table:table-cell office:value-type="string" calcext:value-type="string">
            <text:p>get 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697</text:p>
          </table:table-cell>
          <table:table-cell table:number-columns-repeated="2" office:value-type="float" office:value="987" calcext:value-type="float">
            <text:p>987</text:p>
          </table:table-cell>
          <table:table-cell/>
          <table:table-cell office:value-type="string" calcext:value-type="string">
            <text:p>delete 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993</text:p>
          </table:table-cell>
          <table:table-cell table:number-columns-repeated="2" office:value-type="float" office:value="408" calcext:value-type="float">
            <text:p>408</text:p>
          </table:table-cell>
          <table:table-cell/>
          <table:table-cell office:value-type="string" calcext:value-type="string">
            <text:p>get 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36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993</text:p>
          </table:table-cell>
          <table:table-cell table:number-columns-repeated="2" office:value-type="float" office:value="427" calcext:value-type="float">
            <text:p>427</text:p>
          </table:table-cell>
          <table:table-cell/>
          <table:table-cell office:value-type="string" calcext:value-type="string">
            <text:p>delete 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96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11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97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delete 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83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62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12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delete 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419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delete 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68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41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4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t 882</text:p>
          </table:table-cell>
          <table:table-cell table:number-columns-repeated="2" office:value-type="float" office:value="459" calcext:value-type="float">
            <text:p>459</text:p>
          </table:table-cell>
          <table:table-cell/>
          <table:table-cell office:value-type="string" calcext:value-type="string">
            <text:p>get 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77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7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t 882</text:p>
          </table:table-cell>
          <table:table-cell table:number-columns-repeated="2" office:value-type="float" office:value="842" calcext:value-type="float">
            <text:p>842</text:p>
          </table:table-cell>
          <table:table-cell/>
          <table:table-cell office:value-type="string" calcext:value-type="string">
            <text:p>get 882</text:p>
          </table:table-cell>
          <table:table-cell/>
          <table:table-cell office:value-type="string" calcext:value-type="string">
            <text:p>put 773 929</text:p>
          </table:table-cell>
        </table:table-row>
        <table:table-row table:style-name="ro1">
          <table:table-cell office:value-type="string" calcext:value-type="string">
            <text:p>delete 44</text:p>
          </table:table-cell>
          <table:table-cell table:number-columns-repeated="2" office:value-type="float" office:value="959" calcext:value-type="float">
            <text:p>959</text:p>
          </table:table-cell>
          <table:table-cell/>
          <table:table-cell office:value-type="string" calcext:value-type="string">
            <text:p>delete 44</text:p>
          </table:table-cell>
          <table:table-cell/>
          <table:table-cell office:value-type="string" calcext:value-type="string">
            <text:p>put 773 30</text:p>
          </table:table-cell>
        </table:table-row>
        <table:table-row table:style-name="ro1">
          <table:table-cell table:style-name="ce5" office:value-type="string" calcext:value-type="string">
            <text:p>delete 773</text:p>
          </table:table-cell>
          <table:table-cell table:style-name="ce5" office:value-type="float" office:value="929" calcext:value-type="float">
            <text:p>929</text:p>
          </table:table-cell>
          <table:table-cell table:style-name="ce2"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delete 773</text:p>
          </table:table-cell>
          <table:table-cell/>
          <table:table-cell office:value-type="string" calcext:value-type="string">
            <text:p>delete 773</text:p>
          </table:table-cell>
        </table:table-row>
        <table:table-row table:style-name="ro1">
          <table:table-cell office:value-type="string" calcext:value-type="string">
            <text:p>get 100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86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109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delete 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17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2" office:value-type="float" office:value="989" calcext:value-type="float">
            <text:p>989</text:p>
          </table:table-cell>
          <table:table-cell/>
          <table:table-cell office:value-type="string" calcext:value-type="string">
            <text:p>get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433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delete 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92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457</text:p>
          </table:table-cell>
          <table:table-cell table:number-columns-repeated="2" office:value-type="float" office:value="261" calcext:value-type="float">
            <text:p>261</text:p>
          </table:table-cell>
          <table:table-cell/>
          <table:table-cell office:value-type="string" calcext:value-type="string">
            <text:p>get 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2" office:value-type="float" office:value="989" calcext:value-type="float">
            <text:p>989</text:p>
          </table:table-cell>
          <table:table-cell/>
          <table:table-cell office:value-type="string" calcext:value-type="string">
            <text:p>get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2" office:value-type="float" office:value="989" calcext:value-type="float">
            <text:p>989</text:p>
          </table:table-cell>
          <table:table-cell/>
          <table:table-cell office:value-type="string" calcext:value-type="string">
            <text:p>get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20</text:p>
          </table:table-cell>
          <table:table-cell table:number-columns-repeated="2" office:value-type="float" office:value="989" calcext:value-type="float">
            <text:p>989</text:p>
          </table:table-cell>
          <table:table-cell/>
          <table:table-cell office:value-type="string" calcext:value-type="string">
            <text:p>delete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457</text:p>
          </table:table-cell>
          <table:table-cell table:number-columns-repeated="2" office:value-type="float" office:value="876" calcext:value-type="float">
            <text:p>876</text:p>
          </table:table-cell>
          <table:table-cell/>
          <table:table-cell office:value-type="string" calcext:value-type="string">
            <text:p>get 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882</text:p>
          </table:table-cell>
          <table:table-cell table:number-columns-repeated="2" office:value-type="float" office:value="749" calcext:value-type="float">
            <text:p>749</text:p>
          </table:table-cell>
          <table:table-cell/>
          <table:table-cell office:value-type="string" calcext:value-type="string">
            <text:p>get 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882</text:p>
          </table:table-cell>
          <table:table-cell table:number-columns-repeated="2" office:value-type="float" office:value="749" calcext:value-type="float">
            <text:p>749</text:p>
          </table:table-cell>
          <table:table-cell/>
          <table:table-cell office:value-type="string" calcext:value-type="string">
            <text:p>delete 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457</text:p>
          </table:table-cell>
          <table:table-cell table:number-columns-repeated="2" office:value-type="float" office:value="437" calcext:value-type="float">
            <text:p>437</text:p>
          </table:table-cell>
          <table:table-cell/>
          <table:table-cell office:value-type="string" calcext:value-type="string">
            <text:p>delete 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58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779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delete 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41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770</text:p>
          </table:table-cell>
          <table:table-cell table:number-columns-repeated="2" office:value-type="float" office:value="285" calcext:value-type="float">
            <text:p>285</text:p>
          </table:table-cell>
          <table:table-cell/>
          <table:table-cell office:value-type="string" calcext:value-type="string">
            <text:p>delete 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8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31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684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7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delete 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472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delete 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987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3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11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936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51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302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office:value-type="string" calcext:value-type="string">
            <text:p>delete 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899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497</text:p>
          </table:table-cell>
          <table:table-cell table:number-columns-repeated="2" office:value-type="float" office:value="801" calcext:value-type="float">
            <text:p>801</text:p>
          </table:table-cell>
          <table:table-cell/>
          <table:table-cell office:value-type="string" calcext:value-type="string">
            <text:p>get 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18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101</text:p>
          </table:table-cell>
          <table:table-cell table:number-columns-repeated="2" office:value-type="float" office:value="398" calcext:value-type="float">
            <text:p>398</text:p>
          </table:table-cell>
          <table:table-cell/>
          <table:table-cell office:value-type="string" calcext:value-type="string">
            <text:p>get 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687</text:p>
          </table:table-cell>
          <table:table-cell table:number-columns-repeated="2" office:value-type="float" office:value="558" calcext:value-type="float">
            <text:p>558</text:p>
          </table:table-cell>
          <table:table-cell/>
          <table:table-cell office:value-type="string" calcext:value-type="string">
            <text:p>delete 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101</text:p>
          </table:table-cell>
          <table:table-cell table:number-columns-repeated="2" office:value-type="float" office:value="327" calcext:value-type="float">
            <text:p>327</text:p>
          </table:table-cell>
          <table:table-cell/>
          <table:table-cell office:value-type="string" calcext:value-type="string">
            <text:p>get 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39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13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497</text:p>
          </table:table-cell>
          <table:table-cell table:number-columns-repeated="2" office:value-type="float" office:value="801" calcext:value-type="float">
            <text:p>801</text:p>
          </table:table-cell>
          <table:table-cell/>
          <table:table-cell office:value-type="string" calcext:value-type="string">
            <text:p>delete 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101</text:p>
          </table:table-cell>
          <table:table-cell table:number-columns-repeated="2" office:value-type="float" office:value="332" calcext:value-type="float">
            <text:p>332</text:p>
          </table:table-cell>
          <table:table-cell/>
          <table:table-cell office:value-type="string" calcext:value-type="string">
            <text:p>get 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5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get 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101</text:p>
          </table:table-cell>
          <table:table-cell table:number-columns-repeated="2" office:value-type="float" office:value="332" calcext:value-type="float">
            <text:p>332</text:p>
          </table:table-cell>
          <table:table-cell/>
          <table:table-cell office:value-type="string" calcext:value-type="string">
            <text:p>delete 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10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delete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660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office:value-type="string" calcext:value-type="string">
            <text:p>get 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660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office:value-type="string" calcext:value-type="string">
            <text:p>get 660</text:p>
          </table:table-cell>
          <table:table-cell table:number-columns-repeated="2"/>
        </table:table-row>
      </table:table>
      <table:table table:name="Sheet5" table:style-name="ta1">
        <table:table-column table:style-name="co5" table:number-columns-repeated="2" table:default-cell-style-name="ce8"/>
        <table:table-column table:style-name="co2" table:default-cell-style-name="ce3"/>
        <table:table-row table:style-name="ro1">
          <table:table-cell table:style-name="Default" table:number-columns-repeated="2"/>
          <table:table-cell table:style-name="Default" office:value-type="string" calcext:value-type="string">
            <text:p>z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]=[.B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12476049" calcext:value-type="float">
            <text:p>312476049</text:p>
          </table:table-cell>
          <table:table-cell table:formula="of:=[.A3]=[.B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4]=[.B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]=[.B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6]=[.B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7]=[.B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84434656" calcext:value-type="float">
            <text:p>384434656</text:p>
          </table:table-cell>
          <table:table-cell table:formula="of:=[.A8]=[.B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9]=[.B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0]=[.B1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177111838" calcext:value-type="float">
            <text:p>177111838</text:p>
          </table:table-cell>
          <table:table-cell table:formula="of:=[.A11]=[.B1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84434656" calcext:value-type="float">
            <text:p>384434656</text:p>
          </table:table-cell>
          <table:table-cell table:formula="of:=[.A12]=[.B1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9836576" calcext:value-type="float">
            <text:p>29836576</text:p>
          </table:table-cell>
          <table:table-cell table:formula="of:=[.A13]=[.B1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4]=[.B1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85976524" calcext:value-type="float">
            <text:p>485976524</text:p>
          </table:table-cell>
          <table:table-cell table:formula="of:=[.A15]=[.B1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9836576" calcext:value-type="float">
            <text:p>29836576</text:p>
          </table:table-cell>
          <table:table-cell table:formula="of:=[.A16]=[.B1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7]=[.B1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9836576" calcext:value-type="float">
            <text:p>29836576</text:p>
          </table:table-cell>
          <table:table-cell table:formula="of:=[.A18]=[.B1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9]=[.B1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0]=[.B2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9836576" calcext:value-type="float">
            <text:p>29836576</text:p>
          </table:table-cell>
          <table:table-cell table:formula="of:=[.A21]=[.B2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9836576" calcext:value-type="float">
            <text:p>29836576</text:p>
          </table:table-cell>
          <table:table-cell table:formula="of:=[.A22]=[.B2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3]=[.B2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4]=[.B2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5]=[.B2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6]=[.B2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7]=[.B2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8]=[.B2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9]=[.B2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613586741" calcext:value-type="float">
            <text:p>613586741</text:p>
          </table:table-cell>
          <table:table-cell table:formula="of:=[.A30]=[.B3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31]=[.B3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32]=[.B3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569165680" calcext:value-type="float">
            <text:p>569165680</text:p>
          </table:table-cell>
          <table:table-cell table:formula="of:=[.A33]=[.B3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34]=[.B3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560034197" calcext:value-type="float">
            <text:p>560034197</text:p>
          </table:table-cell>
          <table:table-cell table:formula="of:=[.A35]=[.B3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36]=[.B3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560034197" calcext:value-type="float">
            <text:p>560034197</text:p>
          </table:table-cell>
          <table:table-cell table:formula="of:=[.A37]=[.B3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37356168" calcext:value-type="float">
            <text:p>937356168</text:p>
          </table:table-cell>
          <table:table-cell table:formula="of:=[.A38]=[.B3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560034197" calcext:value-type="float">
            <text:p>560034197</text:p>
          </table:table-cell>
          <table:table-cell table:formula="of:=[.A39]=[.B3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12861340" calcext:value-type="float">
            <text:p>312861340</text:p>
          </table:table-cell>
          <table:table-cell table:formula="of:=[.A40]=[.B4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7041938" calcext:value-type="float">
            <text:p>27041938</text:p>
          </table:table-cell>
          <table:table-cell table:formula="of:=[.A41]=[.B4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523945694" calcext:value-type="float">
            <text:p>523945694</text:p>
          </table:table-cell>
          <table:table-cell table:formula="of:=[.A42]=[.B4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43]=[.B4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44]=[.B4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45]=[.B4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866671225" calcext:value-type="float">
            <text:p>866671225</text:p>
          </table:table-cell>
          <table:table-cell table:formula="of:=[.A46]=[.B4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47]=[.B4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37356168" calcext:value-type="float">
            <text:p>937356168</text:p>
          </table:table-cell>
          <table:table-cell table:formula="of:=[.A48]=[.B4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560034197" calcext:value-type="float">
            <text:p>560034197</text:p>
          </table:table-cell>
          <table:table-cell table:formula="of:=[.A49]=[.B4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0]=[.B5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1]=[.B5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2]=[.B5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3]=[.B5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639361796" calcext:value-type="float">
            <text:p>639361796</text:p>
          </table:table-cell>
          <table:table-cell table:formula="of:=[.A54]=[.B5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66470158" calcext:value-type="float">
            <text:p>66470158</text:p>
          </table:table-cell>
          <table:table-cell table:formula="of:=[.A55]=[.B5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66470158" calcext:value-type="float">
            <text:p>66470158</text:p>
          </table:table-cell>
          <table:table-cell table:formula="of:=[.A56]=[.B5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66470158" calcext:value-type="float">
            <text:p>66470158</text:p>
          </table:table-cell>
          <table:table-cell table:formula="of:=[.A57]=[.B5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8]=[.B5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9]=[.B5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8175177" calcext:value-type="float">
            <text:p>48175177</text:p>
          </table:table-cell>
          <table:table-cell table:formula="of:=[.A60]=[.B6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66473469" calcext:value-type="float">
            <text:p>266473469</text:p>
          </table:table-cell>
          <table:table-cell table:formula="of:=[.A61]=[.B6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62]=[.B6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8175177" calcext:value-type="float">
            <text:p>48175177</text:p>
          </table:table-cell>
          <table:table-cell table:formula="of:=[.A63]=[.B6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608362110" calcext:value-type="float">
            <text:p>608362110</text:p>
          </table:table-cell>
          <table:table-cell table:formula="of:=[.A64]=[.B6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608362110" calcext:value-type="float">
            <text:p>608362110</text:p>
          </table:table-cell>
          <table:table-cell table:formula="of:=[.A65]=[.B6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608362110" calcext:value-type="float">
            <text:p>608362110</text:p>
          </table:table-cell>
          <table:table-cell table:formula="of:=[.A66]=[.B6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67]=[.B6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68]=[.B6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69]=[.B6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70]=[.B7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71]=[.B7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72]=[.B7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73]=[.B7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74]=[.B7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75]=[.B7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76]=[.B7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12525366" calcext:value-type="float">
            <text:p>912525366</text:p>
          </table:table-cell>
          <table:table-cell table:formula="of:=[.A77]=[.B7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831708714" calcext:value-type="float">
            <text:p>831708714</text:p>
          </table:table-cell>
          <table:table-cell table:formula="of:=[.A78]=[.B7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12525366" calcext:value-type="float">
            <text:p>912525366</text:p>
          </table:table-cell>
          <table:table-cell table:formula="of:=[.A79]=[.B7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94876514" calcext:value-type="float">
            <text:p>494876514</text:p>
          </table:table-cell>
          <table:table-cell table:formula="of:=[.A80]=[.B8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81]=[.B8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831708714" calcext:value-type="float">
            <text:p>831708714</text:p>
          </table:table-cell>
          <table:table-cell table:formula="of:=[.A82]=[.B8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83]=[.B8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53488357" calcext:value-type="float">
            <text:p>53488357</text:p>
          </table:table-cell>
          <table:table-cell table:formula="of:=[.A84]=[.B8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96211248" calcext:value-type="float">
            <text:p>396211248</text:p>
          </table:table-cell>
          <table:table-cell table:formula="of:=[.A85]=[.B8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86]=[.B8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87]=[.B8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88]=[.B8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507848392" calcext:value-type="float">
            <text:p>507848392</text:p>
          </table:table-cell>
          <table:table-cell table:formula="of:=[.A89]=[.B8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96211248" calcext:value-type="float">
            <text:p>396211248</text:p>
          </table:table-cell>
          <table:table-cell table:formula="of:=[.A90]=[.B9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96211248" calcext:value-type="float">
            <text:p>396211248</text:p>
          </table:table-cell>
          <table:table-cell table:formula="of:=[.A91]=[.B9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92]=[.B9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96211248" calcext:value-type="float">
            <text:p>396211248</text:p>
          </table:table-cell>
          <table:table-cell table:formula="of:=[.A93]=[.B9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94]=[.B9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13364861" calcext:value-type="float">
            <text:p>213364861</text:p>
          </table:table-cell>
          <table:table-cell table:formula="of:=[.A95]=[.B9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96]=[.B9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35006190" calcext:value-type="float">
            <text:p>935006190</text:p>
          </table:table-cell>
          <table:table-cell table:formula="of:=[.A97]=[.B9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13364861" calcext:value-type="float">
            <text:p>213364861</text:p>
          </table:table-cell>
          <table:table-cell table:formula="of:=[.A98]=[.B9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35006190" calcext:value-type="float">
            <text:p>935006190</text:p>
          </table:table-cell>
          <table:table-cell table:formula="of:=[.A99]=[.B9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00]=[.B10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13364861" calcext:value-type="float">
            <text:p>213364861</text:p>
          </table:table-cell>
          <table:table-cell table:formula="of:=[.A101]=[.B10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02]=[.B10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177465643" calcext:value-type="float">
            <text:p>177465643</text:p>
          </table:table-cell>
          <table:table-cell table:formula="of:=[.A103]=[.B10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177465643" calcext:value-type="float">
            <text:p>177465643</text:p>
          </table:table-cell>
          <table:table-cell table:formula="of:=[.A104]=[.B10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05]=[.B10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06]=[.B10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07]=[.B10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15967304" calcext:value-type="float">
            <text:p>15967304</text:p>
          </table:table-cell>
          <table:table-cell table:formula="of:=[.A108]=[.B10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09]=[.B10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10]=[.B11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11]=[.B11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32494280" calcext:value-type="float">
            <text:p>232494280</text:p>
          </table:table-cell>
          <table:table-cell table:formula="of:=[.A112]=[.B11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13]=[.B11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32494280" calcext:value-type="float">
            <text:p>232494280</text:p>
          </table:table-cell>
          <table:table-cell table:formula="of:=[.A114]=[.B11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15]=[.B11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32494280" calcext:value-type="float">
            <text:p>232494280</text:p>
          </table:table-cell>
          <table:table-cell table:formula="of:=[.A116]=[.B11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32494280" calcext:value-type="float">
            <text:p>232494280</text:p>
          </table:table-cell>
          <table:table-cell table:formula="of:=[.A117]=[.B11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18]=[.B11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32494280" calcext:value-type="float">
            <text:p>232494280</text:p>
          </table:table-cell>
          <table:table-cell table:formula="of:=[.A119]=[.B11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32494280" calcext:value-type="float">
            <text:p>232494280</text:p>
          </table:table-cell>
          <table:table-cell table:formula="of:=[.A120]=[.B12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21]=[.B12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7052033" calcext:value-type="float">
            <text:p>37052033</text:p>
          </table:table-cell>
          <table:table-cell table:formula="of:=[.A122]=[.B12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7052033" calcext:value-type="float">
            <text:p>37052033</text:p>
          </table:table-cell>
          <table:table-cell table:formula="of:=[.A123]=[.B12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24]=[.B12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55430557" calcext:value-type="float">
            <text:p>455430557</text:p>
          </table:table-cell>
          <table:table-cell table:formula="of:=[.A125]=[.B12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523779032" calcext:value-type="float">
            <text:p>523779032</text:p>
          </table:table-cell>
          <table:table-cell table:formula="of:=[.A126]=[.B12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27]=[.B12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100505310" calcext:value-type="float">
            <text:p>100505310</text:p>
          </table:table-cell>
          <table:table-cell table:formula="of:=[.A128]=[.B12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16161510" calcext:value-type="float">
            <text:p>416161510</text:p>
          </table:table-cell>
          <table:table-cell table:formula="of:=[.A129]=[.B12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130860785" calcext:value-type="float">
            <text:p>130860785</text:p>
          </table:table-cell>
          <table:table-cell table:formula="of:=[.A130]=[.B13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31]=[.B13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32]=[.B13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16161510" calcext:value-type="float">
            <text:p>416161510</text:p>
          </table:table-cell>
          <table:table-cell table:formula="of:=[.A133]=[.B13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16161510" calcext:value-type="float">
            <text:p>416161510</text:p>
          </table:table-cell>
          <table:table-cell table:formula="of:=[.A134]=[.B13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130860785" calcext:value-type="float">
            <text:p>130860785</text:p>
          </table:table-cell>
          <table:table-cell table:formula="of:=[.A135]=[.B13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36]=[.B13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130860785" calcext:value-type="float">
            <text:p>130860785</text:p>
          </table:table-cell>
          <table:table-cell table:formula="of:=[.A137]=[.B13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137352567" calcext:value-type="float">
            <text:p>137352567</text:p>
          </table:table-cell>
          <table:table-cell table:formula="of:=[.A138]=[.B13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612329165" calcext:value-type="float">
            <text:p>612329165</text:p>
          </table:table-cell>
          <table:table-cell table:formula="of:=[.A139]=[.B139]" office:value-type="boolean" office:boolean-value="true" calcext:value-type="boolean">
            <text:p>TRUE</text:p>
          </table:table-cell>
        </table:table-row>
      </table:table>
      <table:table table:name="Sheet6" table:style-name="ta1">
        <table:table-column table:style-name="co2" table:number-columns-repeated="2" table:default-cell-style-name="Default"/>
        <table:table-column table:style-name="co2" table:number-columns-repeated="2" table:default-cell-style-name="ce8"/>
        <table:table-column table:style-name="co2" table:default-cell-style-name="ce3"/>
        <table:table-row table:style-name="ro1">
          <table:table-cell/>
          <table:table-cell table:style-name="ce9" office:value-type="string" calcext:value-type="string">
            <text:p>A</text:p>
          </table:table-cell>
          <table:table-cell table:style-name="ce10" office:value-type="string" calcext:value-type="string">
            <text:p>MY</text:p>
          </table:table-cell>
          <table:table-cell table:style-name="ce2" office:value-type="string" calcext:value-type="string">
            <text:p>OK</text:p>
          </table:table-cell>
          <table:table-cell table:style-name="Default"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delete 125</text:p>
          </table:table-cell>
          <table:table-cell table:number-columns-repeated="2" office:value-type="string" calcext:value-type="string">
            <text:p>None</text:p>
          </table:table-cell>
          <table:table-cell table:formula="of:=[.C2]=[.D2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915</text:p>
          </table:table-cell>
          <table:table-cell table:number-columns-repeated="2" office:value-type="string" calcext:value-type="string">
            <text:p>None</text:p>
          </table:table-cell>
          <table:table-cell table:formula="of:=[.C3]=[.D3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107</text:p>
          </table:table-cell>
          <table:table-cell table:number-columns-repeated="2" office:value-type="string" calcext:value-type="string">
            <text:p>None</text:p>
          </table:table-cell>
          <table:table-cell table:formula="of:=[.C4]=[.D4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211</text:p>
          </table:table-cell>
          <table:table-cell table:number-columns-repeated="2" office:value-type="string" calcext:value-type="string">
            <text:p>None</text:p>
          </table:table-cell>
          <table:table-cell table:formula="of:=[.C5]=[.D5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341</text:p>
          </table:table-cell>
          <table:table-cell table:number-columns-repeated="2" office:value-type="string" calcext:value-type="string">
            <text:p>None</text:p>
          </table:table-cell>
          <table:table-cell table:formula="of:=[.C6]=[.D6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172</text:p>
          </table:table-cell>
          <table:table-cell table:number-columns-repeated="2" office:value-type="string" calcext:value-type="string">
            <text:p>None</text:p>
          </table:table-cell>
          <table:table-cell table:formula="of:=[.C7]=[.D7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993 408</text:p>
          </table:table-cell>
          <table:table-cell table:number-columns-repeated="2" office:value-type="float" office:value="126" calcext:value-type="float">
            <text:p>126</text:p>
          </table:table-cell>
          <table:table-cell table:formula="of:=[.C8]=[.D8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194 126</text:p>
          </table:table-cell>
          <table:table-cell table:number-columns-repeated="2" office:value-type="float" office:value="987" calcext:value-type="float">
            <text:p>987</text:p>
          </table:table-cell>
          <table:table-cell table:formula="of:=[.C9]=[.D9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697 987</text:p>
          </table:table-cell>
          <table:table-cell table:number-columns-repeated="2" office:value-type="float" office:value="987" calcext:value-type="float">
            <text:p>987</text:p>
          </table:table-cell>
          <table:table-cell table:formula="of:=[.C10]=[.D10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194</text:p>
          </table:table-cell>
          <table:table-cell table:number-columns-repeated="2" office:value-type="float" office:value="987" calcext:value-type="float">
            <text:p>987</text:p>
          </table:table-cell>
          <table:table-cell table:formula="of:=[.C11]=[.D11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697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[.C12]=[.D12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697</text:p>
          </table:table-cell>
          <table:table-cell table:number-columns-repeated="2" office:value-type="string" calcext:value-type="string">
            <text:p>None</text:p>
          </table:table-cell>
          <table:table-cell table:formula="of:=[.C13]=[.D13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697</text:p>
          </table:table-cell>
          <table:table-cell table:number-columns-repeated="2" office:value-type="float" office:value="427" calcext:value-type="float">
            <text:p>427</text:p>
          </table:table-cell>
          <table:table-cell table:formula="of:=[.C14]=[.D14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993</text:p>
          </table:table-cell>
          <table:table-cell table:number-columns-repeated="2" office:value-type="string" calcext:value-type="string">
            <text:p>None</text:p>
          </table:table-cell>
          <table:table-cell table:formula="of:=[.C15]=[.D15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361</text:p>
          </table:table-cell>
          <table:table-cell table:number-columns-repeated="2" office:value-type="string" calcext:value-type="string">
            <text:p>None</text:p>
          </table:table-cell>
          <table:table-cell table:formula="of:=[.C16]=[.D16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993 427</text:p>
          </table:table-cell>
          <table:table-cell table:number-columns-repeated="2" office:value-type="string" calcext:value-type="string">
            <text:p>None</text:p>
          </table:table-cell>
          <table:table-cell table:formula="of:=[.C17]=[.D17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993</text:p>
          </table:table-cell>
          <table:table-cell table:number-columns-repeated="2" office:value-type="string" calcext:value-type="string">
            <text:p>None</text:p>
          </table:table-cell>
          <table:table-cell table:formula="of:=[.C18]=[.D18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967</text:p>
          </table:table-cell>
          <table:table-cell table:number-columns-repeated="2" office:value-type="string" calcext:value-type="string">
            <text:p>None</text:p>
          </table:table-cell>
          <table:table-cell table:formula="of:=[.C19]=[.D19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110</text:p>
          </table:table-cell>
          <table:table-cell table:number-columns-repeated="2" office:value-type="string" calcext:value-type="string">
            <text:p>None</text:p>
          </table:table-cell>
          <table:table-cell table:formula="of:=[.C20]=[.D20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977</text:p>
          </table:table-cell>
          <table:table-cell table:number-columns-repeated="2" office:value-type="string" calcext:value-type="string">
            <text:p>None</text:p>
          </table:table-cell>
          <table:table-cell table:formula="of:=[.C21]=[.D21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832</text:p>
          </table:table-cell>
          <table:table-cell table:number-columns-repeated="2" office:value-type="string" calcext:value-type="string">
            <text:p>None</text:p>
          </table:table-cell>
          <table:table-cell table:formula="of:=[.C22]=[.D22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621</text:p>
          </table:table-cell>
          <table:table-cell table:number-columns-repeated="2" office:value-type="string" calcext:value-type="string">
            <text:p>None</text:p>
          </table:table-cell>
          <table:table-cell table:formula="of:=[.C23]=[.D23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127</text:p>
          </table:table-cell>
          <table:table-cell table:number-columns-repeated="2" office:value-type="float" office:value="459" calcext:value-type="float">
            <text:p>459</text:p>
          </table:table-cell>
          <table:table-cell table:formula="of:=[.C24]=[.D24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419</text:p>
          </table:table-cell>
          <table:table-cell table:number-columns-repeated="2" office:value-type="string" calcext:value-type="string">
            <text:p>None</text:p>
          </table:table-cell>
          <table:table-cell table:formula="of:=[.C25]=[.D25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688</text:p>
          </table:table-cell>
          <table:table-cell table:number-columns-repeated="2" office:value-type="float" office:value="842" calcext:value-type="float">
            <text:p>842</text:p>
          </table:table-cell>
          <table:table-cell table:formula="of:=[.C26]=[.D26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412</text:p>
          </table:table-cell>
          <table:table-cell table:style-name="ce11" office:value-type="string" calcext:value-type="string">
            <text:p>None</text:p>
          </table:table-cell>
          <table:table-cell table:style-name="ce12" office:value-type="float" office:value="959" calcext:value-type="float">
            <text:p>959</text:p>
          </table:table-cell>
          <table:table-cell table:style-name="ce13" table:formula="of:=[.C27]=[.D27]" office:value-type="boolean" office:boolean-value="false" calcext:value-type="boolean">
            <text:p>FALSE</text:p>
          </table:table-cell>
        </table:table-row>
        <table:table-row table:style-name="ro2">
          <table:table-cell/>
          <table:table-cell office:value-type="string" calcext:value-type="string">
            <text:p>put 882 459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28]=[.D28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882</text:p>
          </table:table-cell>
          <table:table-cell table:number-columns-repeated="2" office:value-type="string" calcext:value-type="string">
            <text:p>None</text:p>
          </table:table-cell>
          <table:table-cell table:formula="of:=[.C29]=[.D29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882 509</text:p>
          </table:table-cell>
          <table:table-cell table:number-columns-repeated="2" office:value-type="string" calcext:value-type="string">
            <text:p>None</text:p>
          </table:table-cell>
          <table:table-cell table:formula="of:=[.C30]=[.D30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882 698</text:p>
          </table:table-cell>
          <table:table-cell table:number-columns-repeated="2" office:value-type="string" calcext:value-type="string">
            <text:p>None</text:p>
          </table:table-cell>
          <table:table-cell table:formula="of:=[.C31]=[.D31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882 842</text:p>
          </table:table-cell>
          <table:table-cell table:number-columns-repeated="2" office:value-type="string" calcext:value-type="string">
            <text:p>None</text:p>
          </table:table-cell>
          <table:table-cell table:formula="of:=[.C32]=[.D32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7" office:value-type="string" calcext:value-type="string">
            <text:p>put 44 959</text:p>
          </table:table-cell>
          <table:table-cell table:number-columns-repeated="2" office:value-type="float" office:value="989" calcext:value-type="float">
            <text:p>989</text:p>
          </table:table-cell>
          <table:table-cell table:formula="of:=[.C33]=[.D33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777</text:p>
          </table:table-cell>
          <table:table-cell table:number-columns-repeated="2" office:value-type="string" calcext:value-type="string">
            <text:p>None</text:p>
          </table:table-cell>
          <table:table-cell table:formula="of:=[.C34]=[.D34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773 929</text:p>
          </table:table-cell>
          <table:table-cell table:number-columns-repeated="2" office:value-type="string" calcext:value-type="string">
            <text:p>None</text:p>
          </table:table-cell>
          <table:table-cell table:formula="of:=[.C35]=[.D35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773 30</text:p>
          </table:table-cell>
          <table:table-cell table:number-columns-repeated="2" office:value-type="float" office:value="261" calcext:value-type="float">
            <text:p>261</text:p>
          </table:table-cell>
          <table:table-cell table:formula="of:=[.C36]=[.D36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882</text:p>
          </table:table-cell>
          <table:table-cell table:number-columns-repeated="2" office:value-type="float" office:value="989" calcext:value-type="float">
            <text:p>989</text:p>
          </table:table-cell>
          <table:table-cell table:formula="of:=[.C37]=[.D37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table:style-name="ce7" office:value-type="string" calcext:value-type="string">
            <text:p>delete 44</text:p>
          </table:table-cell>
          <table:table-cell table:number-columns-repeated="2" office:value-type="float" office:value="989" calcext:value-type="float">
            <text:p>989</text:p>
          </table:table-cell>
          <table:table-cell table:formula="of:=[.C38]=[.D38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773</text:p>
          </table:table-cell>
          <table:table-cell table:number-columns-repeated="2" office:value-type="float" office:value="989" calcext:value-type="float">
            <text:p>989</text:p>
          </table:table-cell>
          <table:table-cell table:formula="of:=[.C39]=[.D39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20 989</text:p>
          </table:table-cell>
          <table:table-cell table:number-columns-repeated="2" office:value-type="float" office:value="876" calcext:value-type="float">
            <text:p>876</text:p>
          </table:table-cell>
          <table:table-cell table:formula="of:=[.C40]=[.D40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1000</text:p>
          </table:table-cell>
          <table:table-cell table:number-columns-repeated="2" office:value-type="float" office:value="749" calcext:value-type="float">
            <text:p>749</text:p>
          </table:table-cell>
          <table:table-cell table:formula="of:=[.C41]=[.D41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867</text:p>
          </table:table-cell>
          <table:table-cell table:number-columns-repeated="2" office:value-type="float" office:value="749" calcext:value-type="float">
            <text:p>749</text:p>
          </table:table-cell>
          <table:table-cell table:formula="of:=[.C42]=[.D42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109</text:p>
          </table:table-cell>
          <table:table-cell table:number-columns-repeated="2" office:value-type="float" office:value="437" calcext:value-type="float">
            <text:p>437</text:p>
          </table:table-cell>
          <table:table-cell table:formula="of:=[.C43]=[.D43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176</text:p>
          </table:table-cell>
          <table:table-cell table:number-columns-repeated="2" office:value-type="string" calcext:value-type="string">
            <text:p>None</text:p>
          </table:table-cell>
          <table:table-cell table:formula="of:=[.C44]=[.D44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882 109</text:p>
          </table:table-cell>
          <table:table-cell table:number-columns-repeated="2" office:value-type="string" calcext:value-type="string">
            <text:p>None</text:p>
          </table:table-cell>
          <table:table-cell table:formula="of:=[.C45]=[.D45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20</text:p>
          </table:table-cell>
          <table:table-cell table:number-columns-repeated="2" office:value-type="string" calcext:value-type="string">
            <text:p>None</text:p>
          </table:table-cell>
          <table:table-cell table:formula="of:=[.C46]=[.D46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433</text:p>
          </table:table-cell>
          <table:table-cell table:number-columns-repeated="2" office:value-type="float" office:value="285" calcext:value-type="float">
            <text:p>285</text:p>
          </table:table-cell>
          <table:table-cell table:formula="of:=[.C47]=[.D47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457 64</text:p>
          </table:table-cell>
          <table:table-cell table:number-columns-repeated="2" office:value-type="string" calcext:value-type="string">
            <text:p>None</text:p>
          </table:table-cell>
          <table:table-cell table:formula="of:=[.C48]=[.D48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457 261</text:p>
          </table:table-cell>
          <table:table-cell table:number-columns-repeated="2" office:value-type="string" calcext:value-type="string">
            <text:p>None</text:p>
          </table:table-cell>
          <table:table-cell table:formula="of:=[.C49]=[.D49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926</text:p>
          </table:table-cell>
          <table:table-cell table:number-columns-repeated="2" office:value-type="string" calcext:value-type="string">
            <text:p>None</text:p>
          </table:table-cell>
          <table:table-cell table:formula="of:=[.C50]=[.D50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457</text:p>
          </table:table-cell>
          <table:table-cell table:number-columns-repeated="2" office:value-type="string" calcext:value-type="string">
            <text:p>None</text:p>
          </table:table-cell>
          <table:table-cell table:formula="of:=[.C51]=[.D51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882 749</text:p>
          </table:table-cell>
          <table:table-cell table:number-columns-repeated="2" office:value-type="string" calcext:value-type="string">
            <text:p>None</text:p>
          </table:table-cell>
          <table:table-cell table:formula="of:=[.C52]=[.D52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20</text:p>
          </table:table-cell>
          <table:table-cell table:number-columns-repeated="2" office:value-type="string" calcext:value-type="string">
            <text:p>None</text:p>
          </table:table-cell>
          <table:table-cell table:formula="of:=[.C53]=[.D53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20</text:p>
          </table:table-cell>
          <table:table-cell table:number-columns-repeated="2" office:value-type="string" calcext:value-type="string">
            <text:p>None</text:p>
          </table:table-cell>
          <table:table-cell table:formula="of:=[.C54]=[.D54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20</text:p>
          </table:table-cell>
          <table:table-cell table:number-columns-repeated="2" office:value-type="string" calcext:value-type="string">
            <text:p>None</text:p>
          </table:table-cell>
          <table:table-cell table:formula="of:=[.C55]=[.D55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457 876</text:p>
          </table:table-cell>
          <table:table-cell table:number-columns-repeated="2" office:value-type="string" calcext:value-type="string">
            <text:p>None</text:p>
          </table:table-cell>
          <table:table-cell table:formula="of:=[.C56]=[.D56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457</text:p>
          </table:table-cell>
          <table:table-cell table:number-columns-repeated="2" office:value-type="string" calcext:value-type="string">
            <text:p>None</text:p>
          </table:table-cell>
          <table:table-cell table:formula="of:=[.C57]=[.D57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882</text:p>
          </table:table-cell>
          <table:table-cell table:number-columns-repeated="2" office:value-type="string" calcext:value-type="string">
            <text:p>None</text:p>
          </table:table-cell>
          <table:table-cell table:formula="of:=[.C58]=[.D58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882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C59]=[.D59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457 437</text:p>
          </table:table-cell>
          <table:table-cell table:number-columns-repeated="2" office:value-type="string" calcext:value-type="string">
            <text:p>None</text:p>
          </table:table-cell>
          <table:table-cell table:formula="of:=[.C60]=[.D60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457</text:p>
          </table:table-cell>
          <table:table-cell table:number-columns-repeated="2" office:value-type="float" office:value="801" calcext:value-type="float">
            <text:p>801</text:p>
          </table:table-cell>
          <table:table-cell table:formula="of:=[.C61]=[.D61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581</text:p>
          </table:table-cell>
          <table:table-cell table:number-columns-repeated="2" office:value-type="string" calcext:value-type="string">
            <text:p>None</text:p>
          </table:table-cell>
          <table:table-cell table:formula="of:=[.C62]=[.D62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779</text:p>
          </table:table-cell>
          <table:table-cell table:number-columns-repeated="2" office:value-type="float" office:value="398" calcext:value-type="float">
            <text:p>398</text:p>
          </table:table-cell>
          <table:table-cell table:formula="of:=[.C63]=[.D63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416</text:p>
          </table:table-cell>
          <table:table-cell table:number-columns-repeated="2" office:value-type="float" office:value="558" calcext:value-type="float">
            <text:p>558</text:p>
          </table:table-cell>
          <table:table-cell table:formula="of:=[.C64]=[.D64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put 770 285</text:p>
          </table:table-cell>
          <table:table-cell table:number-columns-repeated="2" office:value-type="float" office:value="327" calcext:value-type="float">
            <text:p>327</text:p>
          </table:table-cell>
          <table:table-cell table:formula="of:=[.C65]=[.D65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770</text:p>
          </table:table-cell>
          <table:table-cell table:number-columns-repeated="2" office:value-type="string" calcext:value-type="string">
            <text:p>None</text:p>
          </table:table-cell>
          <table:table-cell table:formula="of:=[.C66]=[.D66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82</text:p>
          </table:table-cell>
          <table:table-cell table:number-columns-repeated="2" office:value-type="string" calcext:value-type="string">
            <text:p>None</text:p>
          </table:table-cell>
          <table:table-cell table:formula="of:=[.C67]=[.D67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312</text:p>
          </table:table-cell>
          <table:table-cell table:number-columns-repeated="2" office:value-type="float" office:value="801" calcext:value-type="float">
            <text:p>801</text:p>
          </table:table-cell>
          <table:table-cell table:formula="of:=[.C68]=[.D68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684</text:p>
          </table:table-cell>
          <table:table-cell table:number-columns-repeated="2" office:value-type="float" office:value="332" calcext:value-type="float">
            <text:p>332</text:p>
          </table:table-cell>
          <table:table-cell table:formula="of:=[.C69]=[.D69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75</text:p>
          </table:table-cell>
          <table:table-cell table:number-columns-repeated="2" office:value-type="string" calcext:value-type="string">
            <text:p>None</text:p>
          </table:table-cell>
          <table:table-cell table:formula="of:=[.C70]=[.D70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20</text:p>
          </table:table-cell>
          <table:table-cell table:number-columns-repeated="2" office:value-type="float" office:value="332" calcext:value-type="float">
            <text:p>332</text:p>
          </table:table-cell>
          <table:table-cell table:formula="of:=[.C71]=[.D71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delete 472</text:p>
          </table:table-cell>
          <table:table-cell table:number-columns-repeated="2" office:value-type="string" calcext:value-type="string">
            <text:p>None</text:p>
          </table:table-cell>
          <table:table-cell table:formula="of:=[.C72]=[.D72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987</text:p>
          </table:table-cell>
          <table:table-cell table:number-columns-repeated="2" office:value-type="float" office:value="256" calcext:value-type="float">
            <text:p>256</text:p>
          </table:table-cell>
          <table:table-cell table:formula="of:=[.C73]=[.D73]" office:value-type="boolean" office:boolean-value="true" calcext:value-type="boolean">
            <text:p>TRUE</text:p>
          </table:table-cell>
        </table:table-row>
        <table:table-row table:style-name="ro2">
          <table:table-cell/>
          <table:table-cell office:value-type="string" calcext:value-type="string">
            <text:p>get 3</text:p>
          </table:table-cell>
          <table:table-cell table:number-columns-repeated="2" office:value-type="float" office:value="256" calcext:value-type="float">
            <text:p>256</text:p>
          </table:table-cell>
          <table:table-cell table:formula="of:=[.C74]=[.D74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get 11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93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51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 302 3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elete 30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 101 39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89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 497 80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49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18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 687 55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10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 101 32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elete 68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10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 101 33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39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13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elete 49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10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5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elete 10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elete 10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 660 25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66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et 66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put 660 357</text:p>
          </table:table-cell>
          <table:table-cell table:style-name="Default" table:number-columns-repeated="3"/>
        </table:table-row>
      </table:table>
      <table:table table:name="Sheet7" table:style-name="ta1">
        <table:table-column table:style-name="co2" table:default-cell-style-name="Default"/>
        <table:table-column table:style-name="co2" table:default-cell-style-name="ce8"/>
        <table:table-column table:style-name="co2" table:default-cell-style-name="ce3"/>
        <table:table-row table:style-name="ro1">
          <table:table-cell table:style-name="ce14" office:value-type="string" calcext:value-type="string">
            <text:p>MY</text:p>
          </table:table-cell>
          <table:table-cell table:style-name="ce16" office:value-type="string" calcext:value-type="string">
            <text:p>OK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]=[.B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3]=[.B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4]=[.B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]=[.B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6]=[.B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7]=[.B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126" calcext:value-type="float">
            <text:p>126</text:p>
          </table:table-cell>
          <table:table-cell table:formula="of:=[.A8]=[.B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87" calcext:value-type="float">
            <text:p>987</text:p>
          </table:table-cell>
          <table:table-cell table:formula="of:=[.A9]=[.B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87" calcext:value-type="float">
            <text:p>987</text:p>
          </table:table-cell>
          <table:table-cell table:formula="of:=[.A10]=[.B1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87" calcext:value-type="float">
            <text:p>987</text:p>
          </table:table-cell>
          <table:table-cell table:formula="of:=[.A11]=[.B1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08" calcext:value-type="float">
            <text:p>408</text:p>
          </table:table-cell>
          <table:table-cell table:formula="of:=[.A12]=[.B1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3]=[.B1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27" calcext:value-type="float">
            <text:p>427</text:p>
          </table:table-cell>
          <table:table-cell table:formula="of:=[.A14]=[.B1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5]=[.B1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6]=[.B1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7]=[.B1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8]=[.B1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19]=[.B1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0]=[.B2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1]=[.B2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2]=[.B2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3]=[.B2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59" calcext:value-type="float">
            <text:p>459</text:p>
          </table:table-cell>
          <table:table-cell table:formula="of:=[.A24]=[.B2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5]=[.B2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842" calcext:value-type="float">
            <text:p>842</text:p>
          </table:table-cell>
          <table:table-cell table:formula="of:=[.A26]=[.B26]" office:value-type="boolean" office:boolean-value="true" calcext:value-type="boolean">
            <text:p>TRUE</text:p>
          </table:table-cell>
        </table:table-row>
        <table:table-row table:style-name="ro2">
          <table:table-cell table:style-name="ce15" office:value-type="float" office:value="959" calcext:value-type="float">
            <text:p>959</text:p>
          </table:table-cell>
          <table:table-cell table:style-name="ce12" office:value-type="float" office:value="959" calcext:value-type="float">
            <text:p>959</text:p>
          </table:table-cell>
          <table:table-cell table:style-name="ce13" table:formula="of:=[.A27]=[.B2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formula="of:=[.A28]=[.B2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29]=[.B2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30]=[.B3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31]=[.B3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32]=[.B3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89" calcext:value-type="float">
            <text:p>989</text:p>
          </table:table-cell>
          <table:table-cell table:formula="of:=[.A33]=[.B3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34]=[.B3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35]=[.B3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61" calcext:value-type="float">
            <text:p>261</text:p>
          </table:table-cell>
          <table:table-cell table:formula="of:=[.A36]=[.B3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89" calcext:value-type="float">
            <text:p>989</text:p>
          </table:table-cell>
          <table:table-cell table:formula="of:=[.A37]=[.B3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89" calcext:value-type="float">
            <text:p>989</text:p>
          </table:table-cell>
          <table:table-cell table:formula="of:=[.A38]=[.B3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989" calcext:value-type="float">
            <text:p>989</text:p>
          </table:table-cell>
          <table:table-cell table:formula="of:=[.A39]=[.B3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876" calcext:value-type="float">
            <text:p>876</text:p>
          </table:table-cell>
          <table:table-cell table:formula="of:=[.A40]=[.B4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749" calcext:value-type="float">
            <text:p>749</text:p>
          </table:table-cell>
          <table:table-cell table:formula="of:=[.A41]=[.B4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749" calcext:value-type="float">
            <text:p>749</text:p>
          </table:table-cell>
          <table:table-cell table:formula="of:=[.A42]=[.B4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437" calcext:value-type="float">
            <text:p>437</text:p>
          </table:table-cell>
          <table:table-cell table:formula="of:=[.A43]=[.B4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44]=[.B4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45]=[.B4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46]=[.B4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85" calcext:value-type="float">
            <text:p>285</text:p>
          </table:table-cell>
          <table:table-cell table:formula="of:=[.A47]=[.B4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48]=[.B4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49]=[.B4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0]=[.B5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1]=[.B5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2]=[.B5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3]=[.B5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4]=[.B5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5]=[.B5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6]=[.B5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7]=[.B5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58]=[.B5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table:formula="of:=[.A59]=[.B5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60]=[.B6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801" calcext:value-type="float">
            <text:p>801</text:p>
          </table:table-cell>
          <table:table-cell table:formula="of:=[.A61]=[.B6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62]=[.B6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98" calcext:value-type="float">
            <text:p>398</text:p>
          </table:table-cell>
          <table:table-cell table:formula="of:=[.A63]=[.B6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558" calcext:value-type="float">
            <text:p>558</text:p>
          </table:table-cell>
          <table:table-cell table:formula="of:=[.A64]=[.B64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27" calcext:value-type="float">
            <text:p>327</text:p>
          </table:table-cell>
          <table:table-cell table:formula="of:=[.A65]=[.B65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66]=[.B66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67]=[.B67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801" calcext:value-type="float">
            <text:p>801</text:p>
          </table:table-cell>
          <table:table-cell table:formula="of:=[.A68]=[.B68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32" calcext:value-type="float">
            <text:p>332</text:p>
          </table:table-cell>
          <table:table-cell table:formula="of:=[.A69]=[.B69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70]=[.B70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332" calcext:value-type="float">
            <text:p>332</text:p>
          </table:table-cell>
          <table:table-cell table:formula="of:=[.A71]=[.B71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string" calcext:value-type="string">
            <text:p>None</text:p>
          </table:table-cell>
          <table:table-cell table:formula="of:=[.A72]=[.B72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56" calcext:value-type="float">
            <text:p>256</text:p>
          </table:table-cell>
          <table:table-cell table:formula="of:=[.A73]=[.B73]" office:value-type="boolean" office:boolean-value="true" calcext:value-type="boolean">
            <text:p>TRUE</text:p>
          </table:table-cell>
        </table:table-row>
        <table:table-row table:style-name="ro2">
          <table:table-cell table:number-columns-repeated="2" office:value-type="float" office:value="256" calcext:value-type="float">
            <text:p>256</text:p>
          </table:table-cell>
          <table:table-cell table:formula="of:=[.A74]=[.B74]" office:value-type="boolean" office:boolean-value="true" calcext:value-type="boolean">
            <text:p>TRUE</text:p>
          </table:table-cell>
        </table:table-row>
      </table:table>
      <table:table table:name="new_1" table:style-name="ta1"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A</text:p>
          </table:table-cell>
          <table:table-cell table:style-name="ce17" office:value-type="string" calcext:value-type="string">
            <text:p>MY</text:p>
          </table:table-cell>
          <table:table-cell table:style-name="ce2" office:value-type="string" calcext:value-type="string">
            <text:p>OK</text:p>
          </table:table-cell>
          <table:table-cell table:style-name="Default" office:value-type="string" calcext:value-type="string">
            <text:p>CHECK</text:p>
          </table:table-cell>
        </table:table-row>
        <table:table-row table:style-name="ro2">
          <table:table-cell office:value-type="string" calcext:value-type="string">
            <text:p>put 265 701</text:p>
          </table:table-cell>
          <table:table-cell table:number-columns-repeated="2" office:value-type="float" office:value="701" calcext:value-type="float">
            <text:p>701</text:p>
          </table:table-cell>
          <table:table-cell table:formula="of:=[.B2]=[.C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float" office:value="701" calcext:value-type="float">
            <text:p>701</text:p>
          </table:table-cell>
          <table:table-cell table:formula="of:=[.B3]=[.C3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float" office:value="701" calcext:value-type="float">
            <text:p>701</text:p>
          </table:table-cell>
          <table:table-cell table:formula="of:=[.B4]=[.C4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string" calcext:value-type="string">
            <text:p>None</text:p>
          </table:table-cell>
          <table:table-cell table:formula="of:=[.B5]=[.C5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544</text:p>
          </table:table-cell>
          <table:table-cell table:number-columns-repeated="2" office:value-type="float" office:value="701" calcext:value-type="float">
            <text:p>701</text:p>
          </table:table-cell>
          <table:table-cell table:formula="of:=[.B6]=[.C6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float" office:value="701" calcext:value-type="float">
            <text:p>701</text:p>
          </table:table-cell>
          <table:table-cell table:formula="of:=[.B7]=[.C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float" office:value="701" calcext:value-type="float">
            <text:p>701</text:p>
          </table:table-cell>
          <table:table-cell table:formula="of:=[.B8]=[.C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float" office:value="701" calcext:value-type="float">
            <text:p>701</text:p>
          </table:table-cell>
          <table:table-cell table:formula="of:=[.B9]=[.C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265</text:p>
          </table:table-cell>
          <table:table-cell table:number-columns-repeated="2" office:value-type="string" calcext:value-type="string">
            <text:p>None</text:p>
          </table:table-cell>
          <table:table-cell table:formula="of:=[.B10]=[.C10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972</text:p>
          </table:table-cell>
          <table:table-cell table:number-columns-repeated="2" office:value-type="string" calcext:value-type="string">
            <text:p>None</text:p>
          </table:table-cell>
          <table:table-cell table:formula="of:=[.B11]=[.C11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812 364</text:p>
          </table:table-cell>
          <table:table-cell table:number-columns-repeated="2" office:value-type="float" office:value="364" calcext:value-type="float">
            <text:p>364</text:p>
          </table:table-cell>
          <table:table-cell table:formula="of:=[.B12]=[.C1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498</text:p>
          </table:table-cell>
          <table:table-cell table:number-columns-repeated="2" office:value-type="float" office:value="670" calcext:value-type="float">
            <text:p>670</text:p>
          </table:table-cell>
          <table:table-cell table:formula="of:=[.B13]=[.C13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812</text:p>
          </table:table-cell>
          <table:table-cell table:number-columns-repeated="2" office:value-type="float" office:value="707" calcext:value-type="float">
            <text:p>707</text:p>
          </table:table-cell>
          <table:table-cell table:formula="of:=[.B14]=[.C14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653 670</text:p>
          </table:table-cell>
          <table:table-cell table:number-columns-repeated="2" office:value-type="float" office:value="707" calcext:value-type="float">
            <text:p>707</text:p>
          </table:table-cell>
          <table:table-cell table:formula="of:=[.B15]=[.C15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354 707</text:p>
          </table:table-cell>
          <table:table-cell table:number-columns-repeated="2" office:value-type="string" calcext:value-type="string">
            <text:p>None</text:p>
          </table:table-cell>
          <table:table-cell table:formula="of:=[.B16]=[.C16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653</text:p>
          </table:table-cell>
          <table:table-cell table:number-columns-repeated="2" office:value-type="float" office:value="405" calcext:value-type="float">
            <text:p>405</text:p>
          </table:table-cell>
          <table:table-cell table:formula="of:=[.B17]=[.C1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354</text:p>
          </table:table-cell>
          <table:table-cell table:number-columns-repeated="2" office:value-type="string" calcext:value-type="string">
            <text:p>None</text:p>
          </table:table-cell>
          <table:table-cell table:formula="of:=[.B18]=[.C1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354</text:p>
          </table:table-cell>
          <table:table-cell table:number-columns-repeated="2" office:value-type="float" office:value="405" calcext:value-type="float">
            <text:p>405</text:p>
          </table:table-cell>
          <table:table-cell table:formula="of:=[.B19]=[.C1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354 380</text:p>
          </table:table-cell>
          <table:table-cell table:number-columns-repeated="2" office:value-type="string" calcext:value-type="string">
            <text:p>None</text:p>
          </table:table-cell>
          <table:table-cell table:formula="of:=[.B20]=[.C20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354 405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[.B21]=[.C21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591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[.B22]=[.C2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354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[.B23]=[.C23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718 134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[.B24]=[.C24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440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[.B25]=[.C25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354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[.B26]=[.C26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230</text:p>
          </table:table-cell>
          <table:table-cell table:number-columns-repeated="2" office:value-type="string" calcext:value-type="string">
            <text:p>None</text:p>
          </table:table-cell>
          <table:table-cell table:formula="of:=[.B27]=[.C2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718 163</text:p>
          </table:table-cell>
          <table:table-cell table:number-columns-repeated="2" office:value-type="float" office:value="532" calcext:value-type="float">
            <text:p>532</text:p>
          </table:table-cell>
          <table:table-cell table:formula="of:=[.B28]=[.C2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718 907</text:p>
          </table:table-cell>
          <table:table-cell table:number-columns-repeated="2" office:value-type="string" calcext:value-type="string">
            <text:p>None</text:p>
          </table:table-cell>
          <table:table-cell table:formula="of:=[.B29]=[.C2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718 532</text:p>
          </table:table-cell>
          <table:table-cell table:number-columns-repeated="2" office:value-type="string" calcext:value-type="string">
            <text:p>None</text:p>
          </table:table-cell>
          <table:table-cell table:formula="of:=[.B30]=[.C30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float" office:value="578" calcext:value-type="float">
            <text:p>578</text:p>
          </table:table-cell>
          <table:table-cell table:formula="of:=[.B31]=[.C31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string" calcext:value-type="string">
            <text:p>None</text:p>
          </table:table-cell>
          <table:table-cell table:formula="of:=[.B32]=[.C3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string" calcext:value-type="string">
            <text:p>None</text:p>
          </table:table-cell>
          <table:table-cell table:formula="of:=[.B33]=[.C33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float" office:value="872" calcext:value-type="float">
            <text:p>872</text:p>
          </table:table-cell>
          <table:table-cell table:formula="of:=[.B34]=[.C34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[.B35]=[.C35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[.B36]=[.C36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70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[.B37]=[.C3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718</text:p>
          </table:table-cell>
          <table:table-cell table:number-columns-repeated="2" office:value-type="string" calcext:value-type="string">
            <text:p>None</text:p>
          </table:table-cell>
          <table:table-cell table:formula="of:=[.B38]=[.C3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845 660</text:p>
          </table:table-cell>
          <table:table-cell table:number-columns-repeated="2" office:value-type="float" office:value="438" calcext:value-type="float">
            <text:p>438</text:p>
          </table:table-cell>
          <table:table-cell table:formula="of:=[.B39]=[.C3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539</text:p>
          </table:table-cell>
          <table:table-cell table:number-columns-repeated="2" office:value-type="string" calcext:value-type="string">
            <text:p>None</text:p>
          </table:table-cell>
          <table:table-cell table:formula="of:=[.B40]=[.C40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318</text:p>
          </table:table-cell>
          <table:table-cell table:number-columns-repeated="2" office:value-type="float" office:value="435" calcext:value-type="float">
            <text:p>435</text:p>
          </table:table-cell>
          <table:table-cell table:formula="of:=[.B41]=[.C41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845 578</text:p>
          </table:table-cell>
          <table:table-cell table:number-columns-repeated="2" office:value-type="float" office:value="435" calcext:value-type="float">
            <text:p>435</text:p>
          </table:table-cell>
          <table:table-cell table:formula="of:=[.B42]=[.C4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845</text:p>
          </table:table-cell>
          <table:table-cell table:number-columns-repeated="2" office:value-type="float" office:value="540" calcext:value-type="float">
            <text:p>540</text:p>
          </table:table-cell>
          <table:table-cell table:formula="of:=[.B43]=[.C43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534 872</text:p>
          </table:table-cell>
          <table:table-cell table:number-columns-repeated="2" office:value-type="float" office:value="540" calcext:value-type="float">
            <text:p>540</text:p>
          </table:table-cell>
          <table:table-cell table:formula="of:=[.B44]=[.C44]" office:value-type="boolean" office:boolean-value="true" calcext:value-type="boolean">
            <text:p>TRUE</text:p>
          </table:table-cell>
        </table:table-row>
        <table:table-row table:style-name="ro2">
          <table:table-cell table:style-name="ce5" office:value-type="string" calcext:value-type="string">
            <text:p>put 5 342</text:p>
          </table:table-cell>
          <table:table-cell table:style-name="ce18" office:value-type="float" office:value="843" calcext:value-type="float">
            <text:p>843</text:p>
          </table:table-cell>
          <table:table-cell table:style-name="ce2" office:value-type="float" office:value="34" calcext:value-type="float">
            <text:p>34</text:p>
          </table:table-cell>
          <table:table-cell table:style-name="ce6" table:formula="of:=[.B45]=[.C4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lete 508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[.B46]=[.C46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68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[.B47]=[.C4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534</text:p>
          </table:table-cell>
          <table:table-cell table:number-columns-repeated="2" office:value-type="string" calcext:value-type="string">
            <text:p>None</text:p>
          </table:table-cell>
          <table:table-cell table:formula="of:=[.B48]=[.C4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float" office:value="540" calcext:value-type="float">
            <text:p>540</text:p>
          </table:table-cell>
          <table:table-cell table:formula="of:=[.B49]=[.C4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string" calcext:value-type="string">
            <text:p>None</text:p>
          </table:table-cell>
          <table:table-cell table:formula="of:=[.B50]=[.C50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[.B51]=[.C51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5 438</text:p>
          </table:table-cell>
          <table:table-cell table:number-columns-repeated="2" office:value-type="string" calcext:value-type="string">
            <text:p>None</text:p>
          </table:table-cell>
          <table:table-cell table:formula="of:=[.B52]=[.C5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656 435</text:p>
          </table:table-cell>
          <table:table-cell table:number-columns-repeated="2" office:value-type="float" office:value="540" calcext:value-type="float">
            <text:p>540</text:p>
          </table:table-cell>
          <table:table-cell table:formula="of:=[.B53]=[.C53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324</text:p>
          </table:table-cell>
          <table:table-cell table:number-columns-repeated="2" office:value-type="string" calcext:value-type="string">
            <text:p>None</text:p>
          </table:table-cell>
          <table:table-cell table:formula="of:=[.B54]=[.C54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[.B55]=[.C55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614</text:p>
          </table:table-cell>
          <table:table-cell table:number-columns-repeated="2" office:value-type="string" calcext:value-type="string">
            <text:p>None</text:p>
          </table:table-cell>
          <table:table-cell table:formula="of:=[.B56]=[.C56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656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B57]=[.C5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656</text:p>
          </table:table-cell>
          <table:table-cell table:number-columns-repeated="2" office:value-type="string" calcext:value-type="string">
            <text:p>None</text:p>
          </table:table-cell>
          <table:table-cell table:formula="of:=[.B58]=[.C5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5 540</text:p>
          </table:table-cell>
          <table:table-cell table:number-columns-repeated="2" office:value-type="string" calcext:value-type="string">
            <text:p>None</text:p>
          </table:table-cell>
          <table:table-cell table:formula="of:=[.B59]=[.C5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string" calcext:value-type="string">
            <text:p>None</text:p>
          </table:table-cell>
          <table:table-cell table:formula="of:=[.B60]=[.C60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114 843</text:p>
          </table:table-cell>
          <table:table-cell table:number-columns-repeated="2" office:value-type="string" calcext:value-type="string">
            <text:p>None</text:p>
          </table:table-cell>
          <table:table-cell table:formula="of:=[.B61]=[.C61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223 310</text:p>
          </table:table-cell>
          <table:table-cell table:number-columns-repeated="2" office:value-type="float" office:value="887" calcext:value-type="float">
            <text:p>887</text:p>
          </table:table-cell>
          <table:table-cell table:formula="of:=[.B62]=[.C6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114 34</text:p>
          </table:table-cell>
          <table:table-cell table:number-columns-repeated="2" office:value-type="float" office:value="282" calcext:value-type="float">
            <text:p>282</text:p>
          </table:table-cell>
          <table:table-cell table:formula="of:=[.B63]=[.C63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[.B64]=[.C64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delete 11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5]=[.C65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223</text:p>
          </table:table-cell>
          <table:table-cell table:number-columns-repeated="2" office:value-type="string" calcext:value-type="string">
            <text:p>None</text:p>
          </table:table-cell>
          <table:table-cell table:formula="of:=[.B66]=[.C66]" office:value-type="boolean" office:boolean-value="true" calcext:value-type="boolean">
            <text:p>TRUE</text:p>
          </table:table-cell>
        </table:table-row>
        <table:table-row table:style-name="ro2">
          <table:table-cell table:style-name="ce5" office:value-type="string" calcext:value-type="string">
            <text:p>get 223</text:p>
          </table:table-cell>
          <table:table-cell table:style-name="ce18" office:value-type="float" office:value="154" calcext:value-type="float">
            <text:p>154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[.B67]=[.C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get 330</text:p>
          </table:table-cell>
          <table:table-cell table:number-columns-repeated="2" office:value-type="string" calcext:value-type="string">
            <text:p>None</text:p>
          </table:table-cell>
          <table:table-cell table:formula="of:=[.B68]=[.C6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float" office:value="282" calcext:value-type="float">
            <text:p>282</text:p>
          </table:table-cell>
          <table:table-cell table:formula="of:=[.B69]=[.C6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get 934</text:p>
          </table:table-cell>
          <table:table-cell table:number-columns-repeated="2" office:value-type="string" calcext:value-type="string">
            <text:p>None</text:p>
          </table:table-cell>
          <table:table-cell table:formula="of:=[.B70]=[.C70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ut 490 72</text:p>
          </table:table-cell>
          <table:table-cell table:number-columns-repeated="2" office:value-type="float" office:value="282" calcext:value-type="float">
            <text:p>282</text:p>
          </table:table-cell>
          <table:table-cell table:formula="of:=[.B71]=[.C71]" office:value-type="boolean" office:boolean-value="true" calcext:value-type="boolean">
            <text:p>TRUE</text:p>
          </table:table-cell>
        </table:table-row>
        <table:table-row table:style-name="ro2">
          <table:table-cell table:style-name="ce5" office:value-type="string" calcext:value-type="string">
            <text:p>get 223</text:p>
          </table:table-cell>
          <table:table-cell table:style-name="ce18" office:value-type="float" office:value="154" calcext:value-type="float">
            <text:p>154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[.B72]=[.C72]" office:value-type="boolean" office:boolean-value="false" calcext:value-type="boolean">
            <text:p>FALSE</text:p>
          </table:table-cell>
        </table:table-row>
        <table:table-row table:style-name="ro2">
          <table:table-cell table:style-name="ce5" office:value-type="string" calcext:value-type="string">
            <text:p>get 735</text:p>
          </table:table-cell>
          <table:table-cell table:style-name="ce18" office:value-type="float" office:value="154" calcext:value-type="float">
            <text:p>154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[.B73]=[.C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lete 5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elete 587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22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628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elete 49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ut 223 267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381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171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ut 536 887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elete 341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ut 637 94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112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elete 536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ut 637 154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ut 460 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ut 223 282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22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637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ut 637 158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elete 46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elete 784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637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586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22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5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delete 22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637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get 637</text:p>
          </table:table-cell>
          <table:table-cell table:style-name="Default"/>
          <table:table-cell/>
          <table:table-cell table:style-name="Default"/>
        </table:table-row>
      </table:table>
      <table:table table:name="final_fight" table:style-name="ta1"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ce17" office:value-type="string" calcext:value-type="string">
            <text:p>MY</text:p>
          </table:table-cell>
          <table:table-cell table:style-name="ce2"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float" office:value="701" calcext:value-type="float">
            <text:p>701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float" office:value="701" calcext:value-type="float">
            <text:p>701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float" office:value="701" calcext:value-type="float">
            <text:p>701</text:p>
          </table:table-cell>
        </table:table-row>
        <table:table-row table:style-name="ro2">
          <table:table-cell office:value-type="string" calcext:value-type="string">
            <text:p>get 54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float" office:value="701" calcext:value-type="float">
            <text:p>701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float" office:value="701" calcext:value-type="float">
            <text:p>701</text:p>
          </table:table-cell>
        </table:table-row>
        <table:table-row table:style-name="ro2">
          <table:table-cell office:value-type="string" calcext:value-type="string">
            <text:p>get 265</text:p>
          </table:table-cell>
          <table:table-cell table:number-columns-repeated="2" office:value-type="float" office:value="701" calcext:value-type="float">
            <text:p>701</text:p>
          </table:table-cell>
        </table:table-row>
        <table:table-row table:style-name="ro2">
          <table:table-cell office:value-type="string" calcext:value-type="string">
            <text:p>delete 265</text:p>
          </table:table-cell>
          <table:table-cell table:number-columns-repeated="2" office:value-type="float" office:value="701" calcext:value-type="float">
            <text:p>701</text:p>
          </table:table-cell>
        </table:table-row>
        <table:table-row table:style-name="ro2">
          <table:table-cell office:value-type="string" calcext:value-type="string">
            <text:p>get 972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delete 498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delete 812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2">
          <table:table-cell office:value-type="string" calcext:value-type="string">
            <text:p>delete 653</text:p>
          </table:table-cell>
          <table:table-cell table:number-columns-repeated="2"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get 354</text:p>
          </table:table-cell>
          <table:table-cell table:number-columns-repeated="2" office:value-type="float" office:value="707" calcext:value-type="float">
            <text:p>707</text:p>
          </table:table-cell>
        </table:table-row>
        <table:table-row table:style-name="ro2">
          <table:table-cell office:value-type="string" calcext:value-type="string">
            <text:p>get 354</text:p>
          </table:table-cell>
          <table:table-cell table:number-columns-repeated="2" office:value-type="float" office:value="707" calcext:value-type="float">
            <text:p>707</text:p>
          </table:table-cell>
        </table:table-row>
        <table:table-row table:style-name="ro2">
          <table:table-cell office:value-type="string" calcext:value-type="string">
            <text:p>delete 591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get 354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delete 44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delete 354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get 23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2">
          <table:table-cell office:value-type="string" calcext:value-type="string">
            <text:p>get 718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2">
          <table:table-cell office:value-type="string" calcext:value-type="string">
            <text:p>delete 7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delete 718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2">
          <table:table-cell office:value-type="string" calcext:value-type="string">
            <text:p>get 539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get 318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delete 845</text:p>
          </table:table-cell>
          <table:table-cell table:number-columns-repeated="2" office:value-type="float" office:value="578" calcext:value-type="float">
            <text:p>578</text:p>
          </table:table-cell>
        </table:table-row>
        <table:table-row table:style-name="ro2">
          <table:table-cell office:value-type="string" calcext:value-type="string">
            <text:p>delete 508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get 685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delete 534</text:p>
          </table:table-cell>
          <table:table-cell table:number-columns-repeated="2" office:value-type="float" office:value="872" calcext:value-type="float">
            <text:p>872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2">
          <table:table-cell office:value-type="string" calcext:value-type="string">
            <text:p>delete 32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get 61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get 656</text:p>
          </table:table-cell>
          <table:table-cell table:number-columns-repeated="2"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delete 656</text:p>
          </table:table-cell>
          <table:table-cell table:number-columns-repeated="2"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get 5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2">
          <table:table-cell table:style-name="ce5" office:value-type="string" calcext:value-type="string">
            <text:p>delete 114</text:p>
          </table:table-cell>
          <table:table-cell table:style-name="ce18" office:value-type="float" office:value="843" calcext:value-type="float">
            <text:p>843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et 22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22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33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93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22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73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lete 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lete 58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22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62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lete 49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38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17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lete 34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11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lete 53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22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63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lete 46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lete 78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63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58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22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lete 22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63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et 637</text:p>
          </table:table-cell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A1:Sheet1.C119" table:display-filter-buttons="true"/>
        <table:database-range table:name="__Anonymous_Sheet_DB__1" table:target-range-address="BASE.A1:BASE.E101" table:display-filter-buttons="true"/>
        <table:database-range table:name="__Anonymous_Sheet_DB__2" table:target-range-address="Sheet3.A1:Sheet3.D101" table:display-filter-buttons="true"/>
        <table:database-range table:name="__Anonymous_Sheet_DB__3" table:target-range-address="'DEBUG 2'.A1:'DEBUG 2'.A101" table:display-filter-buttons="true"/>
        <table:database-range table:name="__Anonymous_Sheet_DB__4" table:target-range-address="Sheet5.A1:Sheet5.C139" table:display-filter-buttons="true"/>
        <table:database-range table:name="__Anonymous_Sheet_DB__5" table:target-range-address="Sheet6.B1:Sheet6.E101" table:display-filter-buttons="true"/>
        <table:database-range table:name="__Anonymous_Sheet_DB__6" table:target-range-address="Sheet7.A1:Sheet7.C74" table:display-filter-buttons="true"/>
        <table:database-range table:name="__Anonymous_Sheet_DB__7" table:target-range-address="new_1.A1:new_1.D101" table:display-filter-buttons="true"/>
        <table:database-range table:name="__Anonymous_Sheet_DB__8" table:target-range-address="final_fight.A1:final_fight.A7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0T11:09:46.038534835</meta:creation-date>
    <dc:date>2022-05-12T07:25:00.601968835</dc:date>
    <meta:editing-duration>P1DT16H18M26S</meta:editing-duration>
    <meta:editing-cycles>1</meta:editing-cycles>
    <meta:document-statistic meta:table-count="9" meta:cell-count="2715" meta:object-count="0"/>
    <meta:generator>LibreOffice/7.3.2.2$MacOSX_AARCH64 LibreOffice_project/49f2b1bff42cfccbd8f788c8dc32c1c309559be0</meta:generator>
  </office:meta>
</office:document-meta>
</file>